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1" manifest:media-type=""/>
  <manifest:file-entry manifest:full-path="ObjectReplacements/Object 26" manifest:media-type="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5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"/>
  <manifest:file-entry manifest:full-path="ObjectReplacements/Object 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8" manifest:media-type="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009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2.9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3.498cm" table:align="left"/>
    </style:style>
    <style:style style:name="Table2.A" style:family="table-column">
      <style:table-column-properties style:column-width="1.002cm"/>
    </style:style>
    <style:style style:name="Table2.B" style:family="table-column">
      <style:table-column-properties style:column-width="1.092cm"/>
    </style:style>
    <style:style style:name="Table2.C" style:family="table-column">
      <style:table-column-properties style:column-width="1.404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0.5pt solid #000000" fo:border-top="none" fo:border-bottom="none"/>
    </style:style>
    <style:style style:name="Table2.C1" style:family="table-cell">
      <style:table-cell-properties fo:padding="0.097cm" fo:border-left="none" fo:border-right="none" fo:border-top="none" fo:border-bottom="0.5pt solid #000000"/>
    </style:style>
    <style:style style:name="Table2.B2" style:family="table-cell">
      <style:table-cell-properties fo:padding="0.097cm" fo:border-left="none" fo:border-right="0.5pt solid #000000" fo:border-top="none" fo:border-bottom="0.5pt solid #000000"/>
    </style:style>
    <style:style style:name="Table3" style:family="table">
      <style:table-properties style:width="4.59cm" table:align="left"/>
    </style:style>
    <style:style style:name="Table3.A" style:family="table-column">
      <style:table-column-properties style:column-width="1.603cm"/>
    </style:style>
    <style:style style:name="Table3.B" style:family="table-column">
      <style:table-column-properties style:column-width="2.986cm"/>
    </style:style>
    <style:style style:name="Table3.A1" style:family="table-cell">
      <style:table-cell-properties fo:padding="0.097cm" fo:border-left="none" fo:border-right="none" fo:border-top="none" fo:border-bottom="0.5pt solid #000000"/>
    </style:style>
    <style:style style:name="Table3.B1" style:family="table-cell">
      <style:table-cell-properties fo:padding="0.097cm" fo:border-left="0.5pt solid #000000" fo:border-right="none" fo:border-top="none" fo:border-bottom="0.5pt solid #000000"/>
    </style:style>
    <style:style style:name="Table3.A2" style:family="table-cell">
      <style:table-cell-properties fo:padding="0.097cm" fo:border-left="none" fo:border-right="0.5pt solid #000000" fo:border-top="none" fo:border-bottom="none"/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4.59cm" table:align="left"/>
    </style:style>
    <style:style style:name="Table4.A" style:family="table-column">
      <style:table-column-properties style:column-width="1.492cm"/>
    </style:style>
    <style:style style:name="Table4.B" style:family="table-column">
      <style:table-column-properties style:column-width="1.605cm"/>
    </style:style>
    <style:style style:name="Table4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0.005cm" fo:margin-left="1.676cm" table:align="left"/>
    </style:style>
    <style:style style:name="Table5.A" style:family="table-column">
      <style:table-column-properties style:column-width="2.496cm"/>
    </style:style>
    <style:style style:name="Table5.B" style:family="table-column">
      <style:table-column-properties style:column-width="2.494cm"/>
    </style:style>
    <style:style style:name="Table5.C" style:family="table-column">
      <style:table-column-properties style:column-width="2.519cm"/>
    </style:style>
    <style:style style:name="Table5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5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3.903cm" fo:margin-left="1.342cm" table:align="left"/>
    </style:style>
    <style:style style:name="Table6.A" style:family="table-column">
      <style:table-column-properties style:column-width="1.492cm"/>
    </style:style>
    <style:style style:name="Table6.B" style:family="table-column">
      <style:table-column-properties style:column-width="2.519cm"/>
    </style:style>
    <style:style style:name="Table6.C" style:family="table-column">
      <style:table-column-properties style:column-width="2.494cm"/>
    </style:style>
    <style:style style:name="Table6.D" style:family="table-column">
      <style:table-column-properties style:column-width="2.496cm"/>
    </style:style>
    <style:style style:name="Table6.F" style:family="table-column">
      <style:table-column-properties style:column-width="2.406cm"/>
    </style:style>
    <style:style style:name="Table6.A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6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officeooo:rsid="001113ed" officeooo:paragraph-rsid="001113ed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113ed" officeooo:paragraph-rsid="001e3b06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rsid="001113ed" officeooo:paragraph-rsid="0020af97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1113ed" officeooo:paragraph-rsid="00228c46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1113ed" officeooo:paragraph-rsid="002b8b07"/>
    </style:style>
    <style:style style:name="P6" style:family="paragraph" style:parent-style-name="Standard">
      <style:paragraph-properties fo:text-align="center" style:justify-single-word="false"/>
      <style:text-properties style:font-name="Liberation Serif" officeooo:rsid="001113ed" officeooo:paragraph-rsid="003c6992"/>
    </style:style>
    <style:style style:name="P7" style:family="paragraph" style:parent-style-name="Standard">
      <style:paragraph-properties fo:text-align="center" style:justify-single-word="false"/>
      <style:text-properties style:font-name="Liberation Serif" officeooo:rsid="001113ed" officeooo:paragraph-rsid="0041ef31"/>
    </style:style>
    <style:style style:name="P8" style:family="paragraph" style:parent-style-name="Standard">
      <style:paragraph-properties fo:text-align="center" style:justify-single-word="false"/>
      <style:text-properties style:font-name="Liberation Serif" officeooo:rsid="001113ed" officeooo:paragraph-rsid="00441918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1113ed" officeooo:paragraph-rsid="001113ed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1113ed" officeooo:paragraph-rsid="001e3b06"/>
    </style:style>
    <style:style style:name="P11" style:family="paragraph" style:parent-style-name="Standard">
      <style:paragraph-properties fo:text-align="start" style:justify-single-word="false"/>
      <style:text-properties style:font-name="Liberation Serif" officeooo:rsid="001113ed" officeooo:paragraph-rsid="001ea649"/>
    </style:style>
    <style:style style:name="P12" style:family="paragraph" style:parent-style-name="Standard">
      <style:paragraph-properties fo:text-align="start" style:justify-single-word="false"/>
      <style:text-properties style:font-name="Liberation Serif" officeooo:rsid="001113ed" officeooo:paragraph-rsid="0020af97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rsid="001113ed" officeooo:paragraph-rsid="00228c46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rsid="001113ed" officeooo:paragraph-rsid="00236190"/>
    </style:style>
    <style:style style:name="P15" style:family="paragraph" style:parent-style-name="Standard">
      <style:paragraph-properties fo:text-align="start" style:justify-single-word="false"/>
      <style:text-properties style:font-name="Liberation Serif" officeooo:rsid="001113ed" officeooo:paragraph-rsid="0024b50b"/>
    </style:style>
    <style:style style:name="P16" style:family="paragraph" style:parent-style-name="Standard">
      <style:paragraph-properties fo:text-align="start" style:justify-single-word="false"/>
      <style:text-properties style:font-name="Liberation Serif" officeooo:rsid="001113ed" officeooo:paragraph-rsid="0025cc53"/>
    </style:style>
    <style:style style:name="P17" style:family="paragraph" style:parent-style-name="Standard">
      <style:paragraph-properties fo:text-align="start" style:justify-single-word="false"/>
      <style:text-properties style:font-name="Liberation Serif" officeooo:rsid="001113ed" officeooo:paragraph-rsid="002be43e"/>
    </style:style>
    <style:style style:name="P18" style:family="paragraph" style:parent-style-name="Standard">
      <style:paragraph-properties fo:text-align="start" style:justify-single-word="false"/>
      <style:text-properties style:font-name="Liberation Serif" officeooo:rsid="001113ed" officeooo:paragraph-rsid="002dcdaf"/>
    </style:style>
    <style:style style:name="P19" style:family="paragraph" style:parent-style-name="Standard">
      <style:paragraph-properties fo:text-align="start" style:justify-single-word="false"/>
      <style:text-properties style:font-name="Liberation Serif" officeooo:rsid="001113ed" officeooo:paragraph-rsid="002dd97f"/>
    </style:style>
    <style:style style:name="P20" style:family="paragraph" style:parent-style-name="Standard">
      <style:paragraph-properties fo:text-align="start" style:justify-single-word="false"/>
      <style:text-properties style:font-name="Liberation Serif" officeooo:rsid="001113ed" officeooo:paragraph-rsid="002ec8d4"/>
    </style:style>
    <style:style style:name="P21" style:family="paragraph" style:parent-style-name="Standard">
      <style:paragraph-properties fo:text-align="start" style:justify-single-word="false"/>
      <style:text-properties style:font-name="Liberation Serif" officeooo:rsid="001113ed" officeooo:paragraph-rsid="00339091"/>
    </style:style>
    <style:style style:name="P22" style:family="paragraph" style:parent-style-name="Standard">
      <style:paragraph-properties fo:text-align="start" style:justify-single-word="false"/>
      <style:text-properties style:font-name="Liberation Serif" officeooo:rsid="001113ed" officeooo:paragraph-rsid="0036c5c9"/>
    </style:style>
    <style:style style:name="P23" style:family="paragraph" style:parent-style-name="Standard">
      <style:paragraph-properties fo:text-align="start" style:justify-single-word="false"/>
      <style:text-properties style:font-name="Liberation Serif" officeooo:rsid="001113ed" officeooo:paragraph-rsid="003c6992"/>
    </style:style>
    <style:style style:name="P24" style:family="paragraph" style:parent-style-name="Standard">
      <style:paragraph-properties fo:text-align="start" style:justify-single-word="false"/>
      <style:text-properties style:font-name="Liberation Serif" officeooo:rsid="001113ed" officeooo:paragraph-rsid="003cf19a"/>
    </style:style>
    <style:style style:name="P25" style:family="paragraph" style:parent-style-name="Standard">
      <style:paragraph-properties fo:text-align="start" style:justify-single-word="false"/>
      <style:text-properties style:font-name="Liberation Serif" officeooo:rsid="001113ed" officeooo:paragraph-rsid="0041ef31"/>
    </style:style>
    <style:style style:name="P26" style:family="paragraph" style:parent-style-name="Standard">
      <style:paragraph-properties fo:text-align="start" style:justify-single-word="false"/>
      <style:text-properties style:font-name="Liberation Serif" officeooo:rsid="001113ed" officeooo:paragraph-rsid="00449cd3"/>
    </style:style>
    <style:style style:name="P27" style:family="paragraph" style:parent-style-name="Standard">
      <style:paragraph-properties fo:text-align="start" style:justify-single-word="false"/>
      <style:text-properties style:font-name="Liberation Serif" officeooo:rsid="001113ed" officeooo:paragraph-rsid="0046935d"/>
    </style:style>
    <style:style style:name="P28" style:family="paragraph" style:parent-style-name="Standard">
      <style:paragraph-properties fo:text-align="start" style:justify-single-word="false"/>
      <style:text-properties style:font-name="Liberation Serif" officeooo:rsid="001113ed" officeooo:paragraph-rsid="004752fa"/>
    </style:style>
    <style:style style:name="P29" style:family="paragraph" style:parent-style-name="Standard">
      <style:paragraph-properties fo:text-align="start" style:justify-single-word="false"/>
      <style:text-properties style:font-name="Liberation Serif" officeooo:rsid="001113ed" officeooo:paragraph-rsid="0048a5d0"/>
    </style:style>
    <style:style style:name="P30" style:family="paragraph" style:parent-style-name="Standard">
      <style:paragraph-properties fo:text-align="start" style:justify-single-word="false"/>
      <style:text-properties style:font-name="Liberation Serif" officeooo:rsid="001113ed" officeooo:paragraph-rsid="00491a42"/>
    </style:style>
    <style:style style:name="P31" style:family="paragraph" style:parent-style-name="Standard">
      <style:text-properties style:font-name="Liberation Serif" officeooo:rsid="001113ed" officeooo:paragraph-rsid="001113ed"/>
    </style:style>
    <style:style style:name="P32" style:family="paragraph" style:parent-style-name="Standard">
      <style:text-properties style:font-name="Liberation Serif" officeooo:rsid="00146fdd" officeooo:paragraph-rsid="00146fdd"/>
    </style:style>
    <style:style style:name="P33" style:family="paragraph" style:parent-style-name="Standard">
      <style:text-properties style:font-name="Liberation Serif" officeooo:rsid="00146fdd" officeooo:paragraph-rsid="001816b6"/>
    </style:style>
    <style:style style:name="P34" style:family="paragraph" style:parent-style-name="Standard">
      <style:text-properties style:font-name="Liberation Serif" officeooo:rsid="00146fdd" officeooo:paragraph-rsid="001944bd"/>
    </style:style>
    <style:style style:name="P35" style:family="paragraph" style:parent-style-name="Standard">
      <style:text-properties style:font-name="Liberation Serif" officeooo:rsid="001944bd" officeooo:paragraph-rsid="001944bd"/>
    </style:style>
    <style:style style:name="P36" style:family="paragraph" style:parent-style-name="Standard">
      <style:paragraph-properties fo:text-align="start" style:justify-single-word="false"/>
      <style:text-properties style:font-name="Liberation Serif" officeooo:rsid="001ea649" officeooo:paragraph-rsid="001ea649"/>
    </style:style>
    <style:style style:name="P37" style:family="paragraph" style:parent-style-name="Standard">
      <style:paragraph-properties fo:text-align="start" style:justify-single-word="false"/>
      <style:text-properties style:font-name="Liberation Serif" officeooo:rsid="0020af97" officeooo:paragraph-rsid="0020af97"/>
    </style:style>
    <style:style style:name="P38" style:family="paragraph" style:parent-style-name="Standard">
      <style:paragraph-properties fo:text-align="start" style:justify-single-word="false"/>
      <style:text-properties style:font-name="Liberation Serif" officeooo:rsid="0020af97" officeooo:paragraph-rsid="00219813"/>
    </style:style>
    <style:style style:name="P39" style:family="paragraph" style:parent-style-name="Standard">
      <style:paragraph-properties fo:text-align="start" style:justify-single-word="false"/>
      <style:text-properties style:font-name="Liberation Serif" officeooo:rsid="00219813" officeooo:paragraph-rsid="00219813"/>
    </style:style>
    <style:style style:name="P40" style:family="paragraph" style:parent-style-name="Standard">
      <style:paragraph-properties fo:text-align="start" style:justify-single-word="false"/>
      <style:text-properties style:font-name="Liberation Serif" officeooo:rsid="00228c46" officeooo:paragraph-rsid="00228c46"/>
    </style:style>
    <style:style style:name="P41" style:family="paragraph" style:parent-style-name="Standard">
      <style:paragraph-properties fo:text-align="start" style:justify-single-word="false"/>
      <style:text-properties style:font-name="Liberation Serif" officeooo:rsid="00228c46" officeooo:paragraph-rsid="003bfbca"/>
    </style:style>
    <style:style style:name="P42" style:family="paragraph" style:parent-style-name="Standard">
      <style:paragraph-properties fo:text-align="start" style:justify-single-word="false"/>
      <style:text-properties style:font-name="Liberation Serif" officeooo:rsid="00236190" officeooo:paragraph-rsid="00236190"/>
    </style:style>
    <style:style style:name="P43" style:family="paragraph" style:parent-style-name="Standard">
      <style:paragraph-properties fo:text-align="start" style:justify-single-word="false"/>
      <style:text-properties style:font-name="Liberation Serif" officeooo:rsid="0024b50b" officeooo:paragraph-rsid="0024b50b"/>
    </style:style>
    <style:style style:name="P44" style:family="paragraph" style:parent-style-name="Standard">
      <style:paragraph-properties fo:text-align="start" style:justify-single-word="false"/>
      <style:text-properties style:font-name="Liberation Serif" officeooo:rsid="0024b50b" officeooo:paragraph-rsid="003bfbca"/>
    </style:style>
    <style:style style:name="P45" style:family="paragraph" style:parent-style-name="Standard">
      <style:paragraph-properties fo:text-align="start" style:justify-single-word="false"/>
      <style:text-properties style:font-name="Liberation Serif" officeooo:rsid="0025cc53" officeooo:paragraph-rsid="0025cc53"/>
    </style:style>
    <style:style style:name="P46" style:family="paragraph" style:parent-style-name="Standard">
      <style:paragraph-properties fo:text-align="start" style:justify-single-word="false"/>
      <style:text-properties style:font-name="Liberation Serif" officeooo:rsid="0025cc53" officeooo:paragraph-rsid="003bfbca"/>
    </style:style>
    <style:style style:name="P47" style:family="paragraph" style:parent-style-name="Standard">
      <style:paragraph-properties fo:text-align="start" style:justify-single-word="false"/>
      <style:text-properties style:font-name="Liberation Serif" officeooo:rsid="0027e9c0" officeooo:paragraph-rsid="0027e9c0"/>
    </style:style>
    <style:style style:name="P48" style:family="paragraph" style:parent-style-name="Standard">
      <style:paragraph-properties fo:text-align="start" style:justify-single-word="false"/>
      <style:text-properties style:font-name="Liberation Serif" officeooo:rsid="0027e9c0" officeooo:paragraph-rsid="0029d977"/>
    </style:style>
    <style:style style:name="P49" style:family="paragraph" style:parent-style-name="Standard">
      <style:paragraph-properties fo:text-align="start" style:justify-single-word="false"/>
      <style:text-properties style:font-name="Liberation Serif" officeooo:rsid="0027e9c0" officeooo:paragraph-rsid="003bfbca"/>
    </style:style>
    <style:style style:name="P50" style:family="paragraph" style:parent-style-name="Standard">
      <style:paragraph-properties fo:text-align="start" style:justify-single-word="false"/>
      <style:text-properties style:font-name="Liberation Serif" officeooo:rsid="0029d977" officeooo:paragraph-rsid="0029d977"/>
    </style:style>
    <style:style style:name="P51" style:family="paragraph" style:parent-style-name="Standard">
      <style:paragraph-properties fo:text-align="start" style:justify-single-word="false"/>
      <style:text-properties style:font-name="Liberation Serif" officeooo:rsid="002b8b07" officeooo:paragraph-rsid="002b8b07"/>
    </style:style>
    <style:style style:name="P52" style:family="paragraph" style:parent-style-name="Standard">
      <style:paragraph-properties fo:text-align="start" style:justify-single-word="false"/>
      <style:text-properties style:font-name="Liberation Serif" officeooo:rsid="002b8b07" officeooo:paragraph-rsid="003bfbca"/>
    </style:style>
    <style:style style:name="P53" style:family="paragraph" style:parent-style-name="Standard">
      <style:paragraph-properties fo:text-align="start" style:justify-single-word="false"/>
      <style:text-properties style:font-name="Liberation Serif" officeooo:rsid="002be43e" officeooo:paragraph-rsid="002be43e"/>
    </style:style>
    <style:style style:name="P54" style:family="paragraph" style:parent-style-name="Standard">
      <style:paragraph-properties fo:text-align="start" style:justify-single-word="false"/>
      <style:text-properties style:font-name="Liberation Serif" officeooo:rsid="002dd97f" officeooo:paragraph-rsid="002dd97f"/>
    </style:style>
    <style:style style:name="P55" style:family="paragraph" style:parent-style-name="Standard">
      <style:paragraph-properties fo:text-align="start" style:justify-single-word="false"/>
      <style:text-properties style:font-name="Liberation Serif" officeooo:rsid="002ec8d4" officeooo:paragraph-rsid="002ec8d4"/>
    </style:style>
    <style:style style:name="P56" style:family="paragraph" style:parent-style-name="Standard">
      <style:paragraph-properties fo:text-align="start" style:justify-single-word="false"/>
      <style:text-properties style:font-name="Liberation Serif" officeooo:rsid="00339091" officeooo:paragraph-rsid="00339091"/>
    </style:style>
    <style:style style:name="P57" style:family="paragraph" style:parent-style-name="Standard">
      <style:paragraph-properties fo:text-align="start" style:justify-single-word="false"/>
      <style:text-properties style:font-name="Liberation Serif" officeooo:rsid="0036c5c9" officeooo:paragraph-rsid="0036c5c9"/>
    </style:style>
    <style:style style:name="P58" style:family="paragraph" style:parent-style-name="Standard">
      <style:paragraph-properties fo:text-align="start" style:justify-single-word="false"/>
      <style:text-properties style:font-name="Liberation Serif" officeooo:rsid="0038514c" officeooo:paragraph-rsid="003c466d"/>
    </style:style>
    <style:style style:name="P59" style:family="paragraph" style:parent-style-name="Standard">
      <style:paragraph-properties fo:text-align="start" style:justify-single-word="false"/>
      <style:text-properties style:font-name="Liberation Serif" officeooo:rsid="003cf19a" officeooo:paragraph-rsid="003cf19a"/>
    </style:style>
    <style:style style:name="P60" style:family="paragraph" style:parent-style-name="Standard">
      <style:paragraph-properties fo:text-align="start" style:justify-single-word="false"/>
      <style:text-properties style:font-name="Liberation Serif" officeooo:rsid="0041ef31" officeooo:paragraph-rsid="0041ef31"/>
    </style:style>
    <style:style style:name="P61" style:family="paragraph" style:parent-style-name="Standard">
      <style:paragraph-properties fo:text-align="start" style:justify-single-word="false"/>
      <style:text-properties style:font-name="Liberation Serif" officeooo:rsid="00441918" officeooo:paragraph-rsid="00441918"/>
    </style:style>
    <style:style style:name="P62" style:family="paragraph" style:parent-style-name="Standard">
      <style:paragraph-properties fo:text-align="start" style:justify-single-word="false"/>
      <style:text-properties style:font-name="Liberation Serif" officeooo:rsid="00449cd3" officeooo:paragraph-rsid="00449cd3"/>
    </style:style>
    <style:style style:name="P63" style:family="paragraph" style:parent-style-name="Standard">
      <style:paragraph-properties fo:text-align="start" style:justify-single-word="false"/>
      <style:text-properties style:font-name="Liberation Serif" officeooo:rsid="0046935d" officeooo:paragraph-rsid="0046935d"/>
    </style:style>
    <style:style style:name="P64" style:family="paragraph" style:parent-style-name="Standard">
      <style:paragraph-properties fo:text-align="start" style:justify-single-word="false"/>
      <style:text-properties style:font-name="Liberation Serif" officeooo:rsid="004752fa" officeooo:paragraph-rsid="004752fa"/>
    </style:style>
    <style:style style:name="P65" style:family="paragraph" style:parent-style-name="Standard">
      <style:paragraph-properties fo:text-align="start" style:justify-single-word="false"/>
      <style:text-properties style:font-name="Liberation Serif" officeooo:rsid="004752fa" officeooo:paragraph-rsid="0048a5d0"/>
    </style:style>
    <style:style style:name="P66" style:family="paragraph" style:parent-style-name="Standard">
      <style:paragraph-properties fo:text-align="start" style:justify-single-word="false"/>
      <style:text-properties style:font-name="Liberation Serif" officeooo:rsid="0048a5d0" officeooo:paragraph-rsid="0048a5d0"/>
    </style:style>
    <style:style style:name="P67" style:family="paragraph" style:parent-style-name="Standard">
      <style:paragraph-properties fo:text-align="start" style:justify-single-word="false"/>
      <style:text-properties style:font-name="Liberation Serif" officeooo:rsid="00491a42" officeooo:paragraph-rsid="004c5cae"/>
    </style:style>
    <style:style style:name="P68" style:family="paragraph" style:parent-style-name="Standard">
      <style:paragraph-properties fo:text-align="start" style:justify-single-word="false"/>
      <style:text-properties style:font-name="Liberation Serif" officeooo:rsid="004a7d90" officeooo:paragraph-rsid="004a7d90"/>
    </style:style>
    <style:style style:name="P69" style:family="paragraph" style:parent-style-name="Standard">
      <style:paragraph-properties fo:text-align="start" style:justify-single-word="false"/>
      <style:text-properties style:font-name="Liberation Serif" officeooo:rsid="004c5cae" officeooo:paragraph-rsid="004c5cae"/>
    </style:style>
    <style:style style:name="P70" style:family="paragraph" style:parent-style-name="Standard">
      <style:text-properties officeooo:rsid="00146fdd" officeooo:paragraph-rsid="001816b6"/>
    </style:style>
    <style:style style:name="P71" style:family="paragraph" style:parent-style-name="Standard">
      <style:text-properties officeooo:rsid="00146fdd" officeooo:paragraph-rsid="001944bd"/>
    </style:style>
    <style:style style:name="P72" style:family="paragraph" style:parent-style-name="Standard">
      <style:paragraph-properties fo:text-align="center" style:justify-single-word="false"/>
      <style:text-properties officeooo:rsid="001113ed" officeooo:paragraph-rsid="001e3b06"/>
    </style:style>
    <style:style style:name="P73" style:family="paragraph" style:parent-style-name="Standard">
      <style:text-properties officeooo:paragraph-rsid="002ec8d4"/>
    </style:style>
    <style:style style:name="P74" style:family="paragraph" style:parent-style-name="Table_20_Contents">
      <style:paragraph-properties fo:text-align="center" style:justify-single-word="false"/>
      <style:text-properties officeooo:rsid="00146fdd" officeooo:paragraph-rsid="00146fdd"/>
    </style:style>
    <style:style style:name="P75" style:family="paragraph" style:parent-style-name="Table_20_Contents">
      <style:paragraph-properties fo:text-align="center" style:justify-single-word="false"/>
      <style:text-properties officeooo:rsid="0015a960" officeooo:paragraph-rsid="0015a960"/>
    </style:style>
    <style:style style:name="P76" style:family="paragraph" style:parent-style-name="Table_20_Contents">
      <style:paragraph-properties fo:text-align="center" style:justify-single-word="false"/>
      <style:text-properties officeooo:rsid="0015a960" officeooo:paragraph-rsid="002ec8d4"/>
    </style:style>
    <style:style style:name="P77" style:family="paragraph" style:parent-style-name="Table_20_Contents">
      <style:paragraph-properties fo:text-align="center" style:justify-single-word="false"/>
    </style:style>
    <style:style style:name="P78" style:family="paragraph" style:parent-style-name="Table_20_Contents">
      <style:paragraph-properties fo:text-align="center" style:justify-single-word="false"/>
      <style:text-properties officeooo:rsid="001816b6" officeooo:paragraph-rsid="001816b6"/>
    </style:style>
    <style:style style:name="P79" style:family="paragraph" style:parent-style-name="Table_20_Contents">
      <style:text-properties officeooo:rsid="001bd6d8" officeooo:paragraph-rsid="001bd6d8"/>
    </style:style>
    <style:style style:name="P80" style:family="paragraph" style:parent-style-name="Table_20_Contents">
      <style:paragraph-properties fo:text-align="end" style:justify-single-word="false"/>
      <style:text-properties officeooo:rsid="001bd6d8" officeooo:paragraph-rsid="001bd6d8"/>
    </style:style>
    <style:style style:name="P81" style:family="paragraph" style:parent-style-name="Table_20_Contents">
      <style:paragraph-properties fo:text-align="end" style:justify-single-word="false"/>
    </style:style>
    <style:style style:name="P82" style:family="paragraph" style:parent-style-name="Table_20_Contents">
      <style:paragraph-properties fo:text-align="start" style:justify-single-word="false"/>
    </style:style>
    <style:style style:name="P83" style:family="paragraph" style:parent-style-name="Table_20_Contents">
      <style:text-properties officeooo:rsid="001c9de3" officeooo:paragraph-rsid="001c9de3"/>
    </style:style>
    <style:style style:name="P84" style:family="paragraph" style:parent-style-name="Table_20_Contents">
      <style:paragraph-properties fo:text-align="center" style:justify-single-word="false"/>
      <style:text-properties style:font-name="Liberation Serif1" officeooo:rsid="0015a960" officeooo:paragraph-rsid="0015a960"/>
    </style:style>
    <style:style style:name="P85" style:family="paragraph" style:parent-style-name="Table_20_Contents">
      <style:paragraph-properties fo:text-align="center" style:justify-single-word="false"/>
      <style:text-properties officeooo:rsid="002ec8d4" officeooo:paragraph-rsid="002ec8d4"/>
    </style:style>
    <style:style style:name="P86" style:family="paragraph" style:parent-style-name="Table_20_Contents">
      <style:paragraph-properties fo:text-align="center" style:justify-single-word="false"/>
      <style:text-properties officeooo:rsid="002fe427" officeooo:paragraph-rsid="002fe427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107" officeooo:paragraph-rsid="003121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935d" officeooo:paragraph-rsid="004693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52fa" officeooo:paragraph-rsid="0047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a5d0" officeooo:paragraph-rsid="0048a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start" style:justify-single-word="false"/>
      <style:text-properties style:font-name="Liberation Serif" officeooo:rsid="0048a5d0" officeooo:paragraph-rsid="0048a5d0"/>
    </style:style>
    <style:style style:name="P93" style:family="paragraph" style:parent-style-name="Standard">
      <style:paragraph-properties fo:text-align="start" style:justify-single-word="false"/>
      <style:text-properties style:font-name="Liberation Serif" officeooo:rsid="004a7d90" officeooo:paragraph-rsid="004a7d90"/>
    </style:style>
    <style:style style:name="P94" style:family="paragraph" style:parent-style-name="Standard">
      <style:paragraph-properties fo:text-align="start" style:justify-single-word="false"/>
      <style:text-properties style:font-name="Liberation Serif" officeooo:rsid="001113ed" officeooo:paragraph-rsid="004d17a9"/>
    </style:style>
    <style:style style:name="P95" style:family="paragraph" style:parent-style-name="Standard">
      <style:paragraph-properties fo:text-align="start" style:justify-single-word="false"/>
      <style:text-properties style:font-name="Liberation Serif" officeooo:rsid="001113ed" officeooo:paragraph-rsid="005186ee"/>
    </style:style>
    <style:style style:name="P96" style:family="paragraph" style:parent-style-name="Standard">
      <style:paragraph-properties fo:text-align="start" style:justify-single-word="false"/>
      <style:text-properties style:font-name="Liberation Serif" officeooo:rsid="001113ed" officeooo:paragraph-rsid="00534ebf"/>
    </style:style>
    <style:style style:name="P97" style:family="paragraph" style:parent-style-name="Standard">
      <style:paragraph-properties fo:text-align="start" style:justify-single-word="false"/>
      <style:text-properties style:font-name="Liberation Serif" officeooo:rsid="001113ed" officeooo:paragraph-rsid="00541484"/>
    </style:style>
    <style:style style:name="P98" style:family="paragraph" style:parent-style-name="Standard">
      <style:paragraph-properties fo:text-align="start" style:justify-single-word="false"/>
      <style:text-properties style:font-name="Liberation Serif" officeooo:rsid="001113ed" officeooo:paragraph-rsid="00562cf3"/>
    </style:style>
    <style:style style:name="P99" style:family="paragraph" style:parent-style-name="Standard">
      <style:paragraph-properties fo:text-align="start" style:justify-single-word="false"/>
      <style:text-properties style:font-name="Liberation Serif" officeooo:rsid="001113ed" officeooo:paragraph-rsid="005ca839"/>
    </style:style>
    <style:style style:name="P100" style:family="paragraph" style:parent-style-name="Standard">
      <style:paragraph-properties fo:text-align="center" style:justify-single-word="false"/>
      <style:text-properties style:font-name="Liberation Serif" officeooo:rsid="001113ed" officeooo:paragraph-rsid="004d17a9"/>
    </style:style>
    <style:style style:name="P101" style:family="paragraph" style:parent-style-name="Standard">
      <style:paragraph-properties fo:text-align="start" style:justify-single-word="false"/>
      <style:text-properties style:font-name="Liberation Serif" officeooo:rsid="004d17a9" officeooo:paragraph-rsid="004d17a9"/>
    </style:style>
    <style:style style:name="P102" style:family="paragraph" style:parent-style-name="Standard">
      <style:paragraph-properties fo:text-align="start" style:justify-single-word="false"/>
      <style:text-properties style:font-name="Liberation Serif" officeooo:rsid="00506d77" officeooo:paragraph-rsid="00506d77"/>
    </style:style>
    <style:style style:name="P103" style:family="paragraph" style:parent-style-name="Standard">
      <style:paragraph-properties fo:text-align="start" style:justify-single-word="false"/>
      <style:text-properties style:font-name="Liberation Serif" officeooo:rsid="00521fdd" officeooo:paragraph-rsid="00521fdd"/>
    </style:style>
    <style:style style:name="P104" style:family="paragraph" style:parent-style-name="Standard">
      <style:paragraph-properties fo:text-align="start" style:justify-single-word="false"/>
      <style:text-properties style:font-name="Liberation Serif" officeooo:rsid="00534ebf" officeooo:paragraph-rsid="00534ebf"/>
    </style:style>
    <style:style style:name="P105" style:family="paragraph" style:parent-style-name="Standard">
      <style:paragraph-properties fo:text-align="justify" style:justify-single-word="false"/>
      <style:text-properties style:font-name="Liberation Serif" officeooo:rsid="00534ebf" officeooo:paragraph-rsid="00534ebf"/>
    </style:style>
    <style:style style:name="P106" style:family="paragraph" style:parent-style-name="Standard">
      <style:paragraph-properties fo:text-align="start" style:justify-single-word="false"/>
      <style:text-properties style:font-name="Liberation Serif" officeooo:rsid="00541484" officeooo:paragraph-rsid="00541484"/>
    </style:style>
    <style:style style:name="P107" style:family="paragraph" style:parent-style-name="Standard">
      <style:paragraph-properties fo:text-align="start" style:justify-single-word="false"/>
      <style:text-properties style:font-name="Liberation Serif" officeooo:rsid="00541484" officeooo:paragraph-rsid="005563f6"/>
    </style:style>
    <style:style style:name="P108" style:family="paragraph" style:parent-style-name="Standard">
      <style:paragraph-properties fo:text-align="start" style:justify-single-word="false"/>
      <style:text-properties style:font-name="Liberation Serif" officeooo:rsid="005563f6" officeooo:paragraph-rsid="005563f6"/>
    </style:style>
    <style:style style:name="P109" style:family="paragraph" style:parent-style-name="Standard">
      <style:paragraph-properties fo:text-align="justify" style:justify-single-word="false"/>
      <style:text-properties style:font-name="Liberation Serif" officeooo:rsid="005563f6" officeooo:paragraph-rsid="005563f6"/>
    </style:style>
    <style:style style:name="P110" style:family="paragraph" style:parent-style-name="Standard">
      <style:paragraph-properties fo:text-align="start" style:justify-single-word="false"/>
      <style:text-properties style:font-name="Liberation Serif" officeooo:rsid="0058ef4f" officeooo:paragraph-rsid="0058ef4f"/>
    </style:style>
    <style:style style:name="P111" style:family="paragraph" style:parent-style-name="Standard">
      <style:paragraph-properties fo:text-align="start" style:justify-single-word="false"/>
      <style:text-properties style:font-name="Liberation Serif" officeooo:rsid="0058ef4f" officeooo:paragraph-rsid="00597b13"/>
    </style:style>
    <style:style style:name="P112" style:family="paragraph" style:parent-style-name="Standard">
      <style:paragraph-properties fo:text-align="start" style:justify-single-word="false"/>
      <style:text-properties style:font-name="Liberation Serif" officeooo:rsid="005b4d7b" officeooo:paragraph-rsid="005b4d7b"/>
    </style:style>
    <style:style style:name="P113" style:family="paragraph" style:parent-style-name="Standard">
      <style:paragraph-properties fo:text-align="justify" style:justify-single-word="false"/>
      <style:text-properties style:font-name="Liberation Serif" officeooo:rsid="005b4d7b" officeooo:paragraph-rsid="005b4d7b"/>
    </style:style>
    <style:style style:name="P114" style:family="paragraph" style:parent-style-name="Standard">
      <style:paragraph-properties fo:text-align="start" style:justify-single-word="false"/>
      <style:text-properties style:font-name="Liberation Serif" officeooo:rsid="005dd5e2" officeooo:paragraph-rsid="005dd5e2"/>
    </style:style>
    <style:style style:name="P115" style:family="paragraph" style:parent-style-name="Standard">
      <style:paragraph-properties fo:text-align="start" style:justify-single-word="false"/>
      <style:text-properties style:font-name="Liberation Serif" officeooo:rsid="005dd5e2" officeooo:paragraph-rsid="00661eef"/>
    </style:style>
    <style:style style:name="P116" style:family="paragraph" style:parent-style-name="Standard">
      <style:paragraph-properties fo:text-align="start" style:justify-single-word="false"/>
      <style:text-properties style:font-name="Liberation Serif" officeooo:rsid="005f557b" officeooo:paragraph-rsid="005f557b"/>
    </style:style>
    <style:style style:name="P117" style:family="paragraph" style:parent-style-name="Standard">
      <style:paragraph-properties fo:text-align="start" style:justify-single-word="false"/>
      <style:text-properties style:font-name="Liberation Serif" officeooo:rsid="005f557b" officeooo:paragraph-rsid="0060b406"/>
    </style:style>
    <style:style style:name="P1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ef4f" officeooo:paragraph-rsid="0058ef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7b13" officeooo:paragraph-rsid="00597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e79" officeooo:paragraph-rsid="005b1e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816b6"/>
    </style:style>
    <style:style style:name="T3" style:family="text">
      <style:text-properties style:font-name="Liberation Serif" officeooo:rsid="001944bd"/>
    </style:style>
    <style:style style:name="T4" style:family="text">
      <style:text-properties style:font-name="Liberation Serif" officeooo:rsid="001e3b06"/>
    </style:style>
    <style:style style:name="T5" style:family="text">
      <style:text-properties officeooo:rsid="001281ca"/>
    </style:style>
    <style:style style:name="T6" style:family="text">
      <style:text-properties officeooo:rsid="001bd6d8"/>
    </style:style>
    <style:style style:name="T7" style:family="text">
      <style:text-properties officeooo:rsid="001c9de3"/>
    </style:style>
    <style:style style:name="T8" style:family="text">
      <style:text-properties officeooo:rsid="001ea649"/>
    </style:style>
    <style:style style:name="T9" style:family="text">
      <style:text-properties officeooo:rsid="001113ed"/>
    </style:style>
    <style:style style:name="T10" style:family="text">
      <style:text-properties officeooo:rsid="001ed0f9"/>
    </style:style>
    <style:style style:name="T11" style:family="text">
      <style:text-properties officeooo:rsid="0020af97"/>
    </style:style>
    <style:style style:name="T12" style:family="text">
      <style:text-properties officeooo:rsid="00228c46"/>
    </style:style>
    <style:style style:name="T13" style:family="text">
      <style:text-properties officeooo:rsid="00236190"/>
    </style:style>
    <style:style style:name="T14" style:family="text">
      <style:text-properties officeooo:rsid="0024b50b"/>
    </style:style>
    <style:style style:name="T15" style:family="text">
      <style:text-properties officeooo:rsid="0027e9c0"/>
    </style:style>
    <style:style style:name="T16" style:family="text">
      <style:text-properties officeooo:rsid="0029d977"/>
    </style:style>
    <style:style style:name="T17" style:family="text">
      <style:text-properties officeooo:rsid="002b8b07"/>
    </style:style>
    <style:style style:name="T18" style:family="text">
      <style:text-properties officeooo:rsid="002be43e"/>
    </style:style>
    <style:style style:name="T19" style:family="text">
      <style:text-properties officeooo:rsid="002d7243"/>
    </style:style>
    <style:style style:name="T20" style:family="text">
      <style:text-properties officeooo:rsid="002dcdaf"/>
    </style:style>
    <style:style style:name="T21" style:family="text">
      <style:text-properties officeooo:rsid="002dd97f"/>
    </style:style>
    <style:style style:name="T22" style:family="text">
      <style:text-properties officeooo:rsid="002ec8d4"/>
    </style:style>
    <style:style style:name="T23" style:family="text">
      <style:text-properties officeooo:rsid="00339091"/>
    </style:style>
    <style:style style:name="T24" style:family="text">
      <style:text-properties officeooo:rsid="0039a617"/>
    </style:style>
    <style:style style:name="T25" style:family="text">
      <style:text-properties officeooo:rsid="003c6992"/>
    </style:style>
    <style:style style:name="T26" style:family="text">
      <style:text-properties officeooo:rsid="003cf19a"/>
    </style:style>
    <style:style style:name="T27" style:family="text">
      <style:text-properties officeooo:rsid="003df205"/>
    </style:style>
    <style:style style:name="T28" style:family="text">
      <style:text-properties officeooo:rsid="0041ef31"/>
    </style:style>
    <style:style style:name="T29" style:family="text">
      <style:text-properties officeooo:rsid="00441918"/>
    </style:style>
    <style:style style:name="T30" style:family="text">
      <style:text-properties officeooo:rsid="0046935d"/>
    </style:style>
    <style:style style:name="T31" style:family="text">
      <style:text-properties officeooo:rsid="0048a5d0"/>
    </style:style>
    <style:style style:name="T32" style:family="text">
      <style:text-properties officeooo:rsid="00491a42"/>
    </style:style>
    <style:style style:name="T33" style:family="text">
      <style:text-properties officeooo:rsid="004d17a9"/>
    </style:style>
    <style:style style:name="T34" style:family="text">
      <style:text-properties officeooo:rsid="004f16d5"/>
    </style:style>
    <style:style style:name="T35" style:family="text">
      <style:text-properties officeooo:rsid="00506d77"/>
    </style:style>
    <style:style style:name="T36" style:family="text">
      <style:text-properties officeooo:rsid="005186ee"/>
    </style:style>
    <style:style style:name="T37" style:family="text">
      <style:text-properties officeooo:rsid="00521fdd"/>
    </style:style>
    <style:style style:name="T38" style:family="text">
      <style:text-properties officeooo:rsid="00534ebf"/>
    </style:style>
    <style:style style:name="T39" style:family="text">
      <style:text-properties officeooo:rsid="00541484"/>
    </style:style>
    <style:style style:name="T40" style:family="text">
      <style:text-properties officeooo:rsid="00562cf3"/>
    </style:style>
    <style:style style:name="T41" style:family="text">
      <style:text-properties officeooo:rsid="00597b13"/>
    </style:style>
    <style:style style:name="T42" style:family="text">
      <style:text-properties officeooo:rsid="005b1e79"/>
    </style:style>
    <style:style style:name="T43" style:family="text">
      <style:text-properties officeooo:rsid="005ca839"/>
    </style:style>
    <style:style style:name="T44" style:family="text">
      <style:text-properties officeooo:rsid="005fbe8b"/>
    </style:style>
    <style:style style:name="T45" style:family="text">
      <style:text-properties officeooo:rsid="0060b406"/>
    </style:style>
    <style:style style:name="T46" style:family="text">
      <style:text-properties officeooo:rsid="00614c95"/>
    </style:style>
    <style:style style:name="T47" style:family="text">
      <style:text-properties officeooo:rsid="00661eef"/>
    </style:style>
    <style:style style:name="T48" style:family="text">
      <style:text-properties officeooo:rsid="0067837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АСТЬ 1 </text:p>
      <text:p text:style-name="P1">ГЛАВА 1</text:p>
      <text:p text:style-name="P1"/>
      <text:p text:style-name="P2">Упражнения</text:p>
      <text:p text:style-name="P2"/>
      <text:p text:style-name="P1">§ 1</text:p>
      <text:p text:style-name="P1"/>
      <text:p text:style-name="P1"/>
      <text:p text:style-name="P9">Задача 1.</text:p>
      <text:p text:style-name="P9"/>
      <text:p text:style-name="P9"><draw:frame draw:style-name="fr1" draw:name="Object1" text:anchor-type="as-char" svg:y="-0.619cm" svg:width="1.602cm" svg:height="0.998cm" draw:z-index="3"><draw:object xlink:href="./Object 1" xlink:type="simple" xlink:show="embed" xlink:actuate="onLoad"/><draw:image xlink:href="./ObjectReplacements/Object 1" xlink:type="simple" xlink:show="embed" xlink:actuate="onLoad"/></draw:frame>=<draw:frame draw:style-name="fr1" draw:name="Object2" text:anchor-type="as-char" svg:y="-0.619cm" svg:width="0.923cm" svg:height="0.998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=<draw:frame draw:style-name="fr1" draw:name="Object3" text:anchor-type="as-char" svg:y="-0.619cm" svg:width="1.6cm" svg:height="0.998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5">=</text:span><text:span text:style-name="T5"><draw:frame draw:style-name="fr1" draw:name="Object4" text:anchor-type="as-char" svg:y="-0.619cm" svg:width="1.552cm" svg:height="0.998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=</text:span><text:span text:style-name="T5"><draw:frame draw:style-name="fr1" draw:name="Object5" text:anchor-type="as-char" svg:y="-0.619cm" svg:width="1.413cm" svg:height="0.998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=</text:span><text:span text:style-name="T5"><draw:frame draw:style-name="fr1" draw:name="Object6" text:anchor-type="as-char" svg:y="-0.619cm" svg:width="0.924cm" svg:height="0.998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=</text:span><text:span text:style-name="T5"><draw:frame draw:style-name="fr1" draw:name="Object7" text:anchor-type="as-char" svg:y="-0.619cm" svg:width="1.182cm" svg:height="0.998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=</text:span><text:span text:style-name="T5"><draw:frame draw:style-name="fr1" draw:name="Object8" text:anchor-type="as-char" svg:y="-0.619cm" svg:width="0.972cm" svg:height="0.998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31"/>
      <text:p text:style-name="P32">Задача 2.</text:p>
      <text:p text:style-name="P32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74">S</text:p>
          </table:table-cell>
          <table:table-cell table:style-name="Table1.A1" office:value-type="string">
            <text:p text:style-name="P75">V</text:p>
          </table:table-cell>
          <table:table-cell table:style-name="Table1.A1" office:value-type="string">
            <text:p text:style-name="P84">v</text:p>
          </table:table-cell>
          <table:table-cell table:style-name="Table1.D1" office:value-type="string">
            <text:p text:style-name="P77"><draw:frame draw:style-name="fr1" draw:name="Object9" text:anchor-type="as-char" svg:y="-0.619cm" svg:width="1.184cm" svg:height="0.998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75">900</text:p>
          </table:table-cell>
          <table:table-cell table:style-name="Table1.A2" office:value-type="string">
            <text:p text:style-name="P75">16</text:p>
          </table:table-cell>
          <table:table-cell table:style-name="Table1.A2" office:value-type="string">
            <text:p text:style-name="P75">4</text:p>
          </table:table-cell>
          <table:table-cell table:style-name="Table1.D2" office:value-type="string">
            <text:p text:style-name="P78">75</text:p>
          </table:table-cell>
        </table:table-row>
        <table:table-row>
          <table:table-cell table:style-name="Table1.A2" office:value-type="string">
            <text:p text:style-name="P75">300</text:p>
          </table:table-cell>
          <table:table-cell table:style-name="Table1.A2" office:value-type="string">
            <text:p text:style-name="P75">15</text:p>
          </table:table-cell>
          <table:table-cell table:style-name="Table1.A2" office:value-type="string">
            <text:p text:style-name="P75">3</text:p>
          </table:table-cell>
          <table:table-cell table:style-name="Table1.D2" office:value-type="string">
            <text:p text:style-name="P78">25</text:p>
          </table:table-cell>
        </table:table-row>
        <table:table-row>
          <table:table-cell table:style-name="Table1.A2" office:value-type="string">
            <text:p text:style-name="P75">350</text:p>
          </table:table-cell>
          <table:table-cell table:style-name="Table1.A2" office:value-type="string">
            <text:p text:style-name="P75">14</text:p>
          </table:table-cell>
          <table:table-cell table:style-name="Table1.A2" office:value-type="string">
            <text:p text:style-name="P75">3,5</text:p>
          </table:table-cell>
          <table:table-cell table:style-name="Table1.D2" office:value-type="string">
            <text:p text:style-name="P77"><draw:frame draw:style-name="fr1" draw:name="Object11" text:anchor-type="as-char" svg:y="-0.619cm" svg:width="0.974cm" svg:height="0.998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75">210</text:p>
          </table:table-cell>
          <table:table-cell table:style-name="Table1.A2" office:value-type="string">
            <text:p text:style-name="P75">12</text:p>
          </table:table-cell>
          <table:table-cell table:style-name="Table1.A2" office:value-type="string">
            <text:p text:style-name="P75">3,1</text:p>
          </table:table-cell>
          <table:table-cell table:style-name="Table1.D2" office:value-type="string">
            <text:p text:style-name="P77"><draw:frame draw:style-name="fr1" draw:name="Object12" text:anchor-type="as-char" svg:y="-0.619cm" svg:width="1.189cm" svg:height="0.998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75">120</text:p>
          </table:table-cell>
          <table:table-cell table:style-name="Table1.A2" office:value-type="string">
            <text:p text:style-name="P75">13,5</text:p>
          </table:table-cell>
          <table:table-cell table:style-name="Table1.A2" office:value-type="string">
            <text:p text:style-name="P77"><draw:frame draw:style-name="fr1" draw:name="Object10" text:anchor-type="as-char" svg:y="-0.619cm" svg:width="0.762cm" svg:height="0.998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D2" office:value-type="string">
            <text:p text:style-name="P77"><draw:frame draw:style-name="fr1" draw:name="Object13" text:anchor-type="as-char" svg:y="-0.619cm" svg:width="1.171cm" svg:height="0.998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</table:table>
      <text:p text:style-name="P32"/>
      <text:p text:style-name="P70"><text:span text:style-name="T1">Задача </text:span><text:span text:style-name="T2">3</text:span><text:span text:style-name="T1">.</text:span></text:p>
      <text:p text:style-name="P33"/>
      <text:p text:style-name="P33"><draw:frame draw:style-name="fr1" draw:name="Object14" text:anchor-type="as-char" svg:y="-0.619cm" svg:width="1.118cm" svg:height="0.998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33"/>
      <text:p text:style-name="P71"><text:span text:style-name="T1">Задача </text:span><text:span text:style-name="T3">4</text:span><text:span text:style-name="T1">.</text:span></text:p>
      <text:p text:style-name="P34"/>
      <text:p text:style-name="P71"><text:span text:style-name="T1"><draw:frame draw:style-name="fr1" draw:name="Object15" text:anchor-type="as-char" svg:y="-0.619cm" svg:width="1.221cm" svg:height="0.998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= </text:span><text:span text:style-name="T3"><draw:frame draw:style-name="fr1" draw:name="Object16" text:anchor-type="as-char" svg:y="-0.619cm" svg:width="0.977cm" svg:height="0.998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9"/>
          </table:table-cell>
          <table:table-cell table:style-name="Table2.B1" office:value-type="string">
            <text:p text:style-name="P79">250</text:p>
          </table:table-cell>
          <table:table-cell table:style-name="Table2.C1" office:value-type="string">
            <text:p text:style-name="P79">18</text:p>
          </table:table-cell>
        </table:table-row>
        <table:table-row>
          <table:table-cell table:style-name="Table2.A1" office:value-type="string">
            <text:p text:style-name="P80">-</text:p>
          </table:table-cell>
          <table:table-cell table:style-name="Table2.B2" office:value-type="string">
            <text:p text:style-name="P79">18</text:p>
          </table:table-cell>
          <table:table-cell table:style-name="Table2.A1" office:value-type="string">
            <text:p text:style-name="P79">1<text:span text:style-name="T7">3.(8)</text:span></text:p>
          </table:table-cell>
        </table:table-row>
        <table:table-row>
          <table:table-cell table:style-name="Table2.A1" office:value-type="string">
            <text:p text:style-name="P81">-</text:p>
          </table:table-cell>
          <table:table-cell table:style-name="Table2.A1" office:value-type="string">
            <text:p text:style-name="P82"><text:s text:c="2"/><text:span text:style-name="T6">70</text:span>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79"><text:s text:c="2"/>5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81">-</text:p>
          </table:table-cell>
          <table:table-cell table:style-name="Table2.A1" office:value-type="string">
            <text:p text:style-name="P79"><text:s text:c="2"/>160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83"><text:s text:c="2"/>14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83"><text:s text:c="4"/>16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72"><text:soft-page-break/><text:span text:style-name="T1">§ </text:span><text:span text:style-name="T4">2</text:span></text:p>
      <text:p text:style-name="P10"/>
      <text:p text:style-name="P11">Задача 1.</text:p>
      <text:p text:style-name="P11"/>
      <text:p text:style-name="P36">a = b + c</text:p>
      <text:p text:style-name="P36"/>
      <text:p text:style-name="P11">Задача <text:span text:style-name="T8">2</text:span>.</text:p>
      <text:p text:style-name="P11"/>
      <text:p text:style-name="P36">S = k * n</text:p>
      <text:p text:style-name="P36"/>
      <text:p text:style-name="P11">Задача <text:span text:style-name="T8">3</text:span>.</text:p>
      <text:p text:style-name="P11"/>
      <text:p text:style-name="P36"><text:span text:style-name="T10">a</text:span> = b <text:span text:style-name="T10">+ c</text:span></text:p>
      <text:p text:style-name="P36"/>
      <text:p text:style-name="P36"><text:s/><text:span text:style-name="T9">Задача </text:span>4<text:span text:style-name="T9">.</text:span></text:p>
      <text:p text:style-name="P36"/>
      <text:p text:style-name="P36">S = v * t</text:p>
      <text:p text:style-name="P36"/>
      <text:p text:style-name="P36"><text:s/><text:span text:style-name="T9">Задача </text:span>5<text:span text:style-name="T9">.</text:span></text:p>
      <text:p text:style-name="P36"/>
      <text:p text:style-name="P36">p = m * n</text:p>
      <text:p text:style-name="P36"/>
      <text:p text:style-name="P3"/>
      <text:p text:style-name="P3">§ <text:span text:style-name="T11">3</text:span></text:p>
      <text:p text:style-name="P3"/>
      <text:p text:style-name="P12">Задача 1.</text:p>
      <text:p text:style-name="P12"/>
      <text:p text:style-name="P37">S = a * (a — b)</text:p>
      <text:p text:style-name="P37"/>
      <text:p text:style-name="P12">Задача <text:span text:style-name="T11">2</text:span>.</text:p>
      <text:p text:style-name="P12"/>
      <text:p text:style-name="P38">A = a * m + (a — b) * n</text:p>
      <text:p text:style-name="P37"/>
      <text:p text:style-name="P12">Задача <text:span text:style-name="T11">3</text:span>.</text:p>
      <text:p text:style-name="P12"/>
      <text:p text:style-name="P39">n = (m — a) + (m — b)</text:p>
      <text:p text:style-name="P39"/>
      <text:p text:style-name="P39"/>
      <text:p text:style-name="P4">§ <text:span text:style-name="T12">4</text:span></text:p>
      <text:p text:style-name="P39"/>
      <text:p text:style-name="P13">Задача 1.</text:p>
      <text:p text:style-name="P13"/>
      <text:p text:style-name="P47">b = 50a</text:p>
      <text:p text:style-name="P40"/>
      <text:p text:style-name="P13">Задача <text:span text:style-name="T12">2</text:span>.</text:p>
      <text:p text:style-name="P13"/>
      <text:p text:style-name="P47">p = 4a</text:p>
      <text:p text:style-name="P13"/>
      <text:p text:style-name="P13">Задача <text:span text:style-name="T12">3</text:span>.</text:p>
      <text:p text:style-name="P13"/>
      <text:p text:style-name="P40">p = 2a + 2b</text:p>
      <text:p text:style-name="P40"/>
      <text:p text:style-name="P13"><text:soft-page-break/>Задача <text:span text:style-name="T12">4</text:span>.</text:p>
      <text:p text:style-name="P13"/>
      <text:p text:style-name="P41"><text:span text:style-name="T15">c = 5</text:span>a <text:span text:style-name="T11">—</text:span> <text:span text:style-name="T15">b</text:span></text:p>
      <text:p text:style-name="P13"/>
      <text:p text:style-name="P14">Задача <text:span text:style-name="T13">5</text:span>.</text:p>
      <text:p text:style-name="P14"/>
      <text:p text:style-name="P42">a = <text:span text:style-name="T15">b + 2b</text:span></text:p>
      <text:p text:style-name="P42"/>
      <text:p text:style-name="P14">Задача <text:span text:style-name="T13">6</text:span>.</text:p>
      <text:p text:style-name="P14"/>
      <text:p text:style-name="P42">A = <text:span text:style-name="T15">a + 2a + 4a</text:span></text:p>
      <text:p text:style-name="P42"/>
      <text:p text:style-name="P14">Задача <text:span text:style-name="T13">7</text:span>.</text:p>
      <text:p text:style-name="P14"/>
      <text:p text:style-name="P49"><text:span text:style-name="T16">p </text:span>= <text:span text:style-name="T16">m — (</text:span>2m <text:span text:style-name="T11">—</text:span> n<text:span text:style-name="T16">)</text:span></text:p>
      <text:p text:style-name="P48"/>
      <text:p text:style-name="P15">Задача <text:span text:style-name="T14">8</text:span>.</text:p>
      <text:p text:style-name="P15"/>
      <text:p text:style-name="P44">p = <text:span text:style-name="T16">2</text:span>a <text:span text:style-name="T16">+ (a — b)</text:span></text:p>
      <text:p text:style-name="P43"/>
      <text:p text:style-name="P15">Задача <text:span text:style-name="T14">9</text:span>.</text:p>
      <text:p text:style-name="P15"/>
      <text:p text:style-name="P50">A =<draw:frame draw:style-name="fr1" draw:name="Object17" text:anchor-type="as-char" svg:y="-0.619cm" svg:width="0.497cm" svg:height="0.998cm" draw:z-index="26"><draw:object xlink:href="./Object 17" xlink:type="simple" xlink:show="embed" xlink:actuate="onLoad"/><draw:image xlink:href="./ObjectReplacements/Object 17" xlink:type="simple" xlink:show="embed" xlink:actuate="onLoad"/><svg:desc>formula</svg:desc></draw:frame>[a + (a+b)] + a + (a + b)</text:p>
      <text:p text:style-name="P43"/>
      <text:p text:style-name="P15">Задача <text:span text:style-name="T14">10</text:span>.</text:p>
      <text:p text:style-name="P15"/>
      <text:p text:style-name="P43">N = 10a + b</text:p>
      <text:p text:style-name="P43"/>
      <text:p text:style-name="P15">Задача <text:span text:style-name="T14">11</text:span>.</text:p>
      <text:p text:style-name="P15"/>
      <text:p text:style-name="P43">n = 100a + 10b + c</text:p>
      <text:p text:style-name="P43"/>
      <text:p text:style-name="P15">Задача <text:span text:style-name="T14">12</text:span>.</text:p>
      <text:p text:style-name="P15"/>
      <text:p text:style-name="P46">a <text:span text:style-name="T16">+ b </text:span>= <text:span text:style-name="T16">2a — b</text:span></text:p>
      <text:p text:style-name="P45"/>
      <text:p text:style-name="P16">Задача <text:span text:style-name="T14">13</text:span>.</text:p>
      <text:p text:style-name="P16"/>
      <text:p text:style-name="P52">a <text:span text:style-name="T11">—</text:span> c = 2(b <text:span text:style-name="T11">—</text:span> 3c)</text:p>
      <text:p text:style-name="P51"/>
      <text:p text:style-name="P51"/>
      <text:p text:style-name="P5">§ <text:span text:style-name="T17">5</text:span></text:p>
      <text:p text:style-name="P5"/>
      <text:p text:style-name="P17">Задача 1.</text:p>
      <text:p text:style-name="P17"/>
      <text:p text:style-name="P53">4 * 4 = 2 * 2 * 2 * 2 = 16</text:p>
      <text:p text:style-name="P53"/>
      <text:p text:style-name="P17">Задача <text:span text:style-name="T18">2</text:span>.</text:p>
      <text:p text:style-name="P17"/>
      <text:p text:style-name="P17"><draw:frame draw:style-name="fr1" draw:name="Object18" text:anchor-type="as-char" svg:y="-0.437cm" svg:width="1.178cm" svg:height="0.527cm" draw:z-index="19"><draw:object xlink:href="./Object 18" xlink:type="simple" xlink:show="embed" xlink:actuate="onLoad"/><draw:image xlink:href="./ObjectReplacements/Object 18" xlink:type="simple" xlink:show="embed" xlink:actuate="onLoad"/></draw:frame>, <draw:frame draw:style-name="fr1" draw:name="Object19" text:anchor-type="as-char" svg:y="-0.437cm" svg:width="0.543cm" svg:height="0.527cm" draw:z-index="21"><draw:object xlink:href="./Object 19" xlink:type="simple" xlink:show="embed" xlink:actuate="onLoad"/><draw:image xlink:href="./ObjectReplacements/Object 19" xlink:type="simple" xlink:show="embed" xlink:actuate="onLoad"/></draw:frame><text:span text:style-name="T19">= 32; </text:span><text:span text:style-name="T19"><draw:frame draw:style-name="fr1" draw:name="Object20" text:anchor-type="as-char" svg:y="-0.437cm" svg:width="0.545cm" svg:height="0.527cm" draw:z-index="22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9">= 25</text:span></text:p>
      <text:p text:style-name="P17"/>
      <text:p text:style-name="P18"><text:soft-page-break/>Задача <text:span text:style-name="T20">3</text:span>.</text:p>
      <text:p text:style-name="P18"/>
      <text:p text:style-name="P18"><draw:frame draw:style-name="fr1" draw:name="Object21" text:anchor-type="as-char" svg:y="-0.437cm" svg:width="0.561cm" svg:height="0.527cm" draw:z-index="2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1">= 81, </text:span><text:span text:style-name="T21"><draw:frame draw:style-name="fr1" draw:name="Object22" text:anchor-type="as-char" svg:y="-0.437cm" svg:width="0.549cm" svg:height="0.527cm" draw:z-index="3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1">= 27, </text:span><text:span text:style-name="T21"><draw:frame draw:style-name="fr1" draw:name="Object24" text:anchor-type="as-char" svg:y="-0.437cm" svg:width="0.547cm" svg:height="0.527cm" draw:z-index="3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1">= 9, </text:span><text:span text:style-name="T21"><draw:frame draw:style-name="fr1" draw:name="Object27" text:anchor-type="as-char" svg:y="-0.437cm" svg:width="0.545cm" svg:height="0.527cm" draw:z-index="46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1">= 3</text:span></text:p>
      <text:p text:style-name="P18"/>
      <text:p text:style-name="P19">Задача <text:span text:style-name="T21">4</text:span>.</text:p>
      <text:p text:style-name="P19"/>
      <text:p text:style-name="P54">a = 0;<draw:frame draw:style-name="fr1" draw:name="Object29" text:anchor-type="as-char" svg:y="-0.437cm" svg:width="0.556cm" svg:height="0.527cm" draw:z-index="34"><draw:object xlink:href="./Object 29" xlink:type="simple" xlink:show="embed" xlink:actuate="onLoad"/><draw:image xlink:href="./ObjectReplacements/Object 29" xlink:type="simple" xlink:show="embed" xlink:actuate="onLoad"/><svg:desc>formula</svg:desc></draw:frame>= <draw:frame draw:style-name="fr1" draw:name="Object30" text:anchor-type="as-char" svg:y="-0.437cm" svg:width="0.554cm" svg:height="0.527cm" draw:z-index="35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22">= 0</text:span></text:p>
      <text:p text:style-name="P54"/>
      <text:p text:style-name="P20">Задача <text:span text:style-name="T22">5</text:span>.</text:p>
      <text:p text:style-name="P20"/>
      <text:p text:style-name="P55">Несправедливо.</text:p>
      <text:p text:style-name="P55"/>
      <text:p text:style-name="P20">Задача <text:span text:style-name="T22">6</text:span>.</text:p>
      <text:p text:style-name="P20"/>
      <text:p text:style-name="P20"><draw:frame draw:style-name="fr1" draw:name="Object31" text:anchor-type="as-char" svg:y="-0.681cm" svg:width="2.87cm" svg:height="1.148cm" draw:z-index="36"><draw:object xlink:href="./Object 31" xlink:type="simple" xlink:show="embed" xlink:actuate="onLoad"/><draw:image xlink:href="./ObjectReplacements/Object 31" xlink:type="simple" xlink:show="embed" xlink:actuate="onLoad"/></draw:frame><text:span text:style-name="T22">= </text:span><text:span text:style-name="T22"><draw:frame draw:style-name="fr1" draw:name="Object32" text:anchor-type="as-char" svg:y="-0.619cm" svg:width="0.923cm" svg:height="0.998cm" draw:z-index="38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2">= </text:span><text:span text:style-name="T22"><draw:frame draw:style-name="fr1" draw:name="Object33" text:anchor-type="as-char" svg:y="-0.619cm" svg:width="0.725cm" svg:height="0.998cm" draw:z-index="39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20"/>
      <text:p text:style-name="P20">Задача <text:span text:style-name="T22">7</text:span>.</text:p>
      <text:p text:style-name="P20"/>
      <text:p text:style-name="P20"><text:span text:style-name="T24">a = 25;</text:span><draw:frame draw:style-name="fr1" draw:name="Object34" text:anchor-type="as-char" svg:y="-0.437cm" svg:width="0.758cm" svg:height="0.527cm" draw:z-index="40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22">= 625</text:span></text:p>
      <text:p text:style-name="P20"/>
      <text:p text:style-name="P20">Задача <text:span text:style-name="T22">8</text:span>.</text:p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5">a</text:p>
          </table:table-cell>
          <table:table-cell table:style-name="Table3.B1" office:value-type="string">
            <text:p text:style-name="P76"><draw:frame draw:style-name="fr1" draw:name="Object35" text:anchor-type="as-char" svg:y="-0.437cm" svg:width="2.117cm" svg:height="0.527cm" draw:z-index="4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85">1</text:p>
          </table:table-cell>
          <table:table-cell table:style-name="Table3.B2" office:value-type="string">
            <text:p text:style-name="P86">8</text:p>
          </table:table-cell>
        </table:table-row>
        <table:table-row>
          <table:table-cell table:style-name="Table3.A2" office:value-type="string">
            <text:p text:style-name="P85">2</text:p>
          </table:table-cell>
          <table:table-cell table:style-name="Table3.B2" office:value-type="string">
            <text:p text:style-name="P86">5</text:p>
          </table:table-cell>
        </table:table-row>
        <table:table-row>
          <table:table-cell table:style-name="Table3.A2" office:value-type="string">
            <text:p text:style-name="P85">3</text:p>
          </table:table-cell>
          <table:table-cell table:style-name="Table3.B2" office:value-type="string">
            <text:p text:style-name="P86">4</text:p>
          </table:table-cell>
        </table:table-row>
        <table:table-row>
          <table:table-cell table:style-name="Table3.A2" office:value-type="string">
            <text:p text:style-name="P85">4</text:p>
          </table:table-cell>
          <table:table-cell table:style-name="Table3.B2" office:value-type="string">
            <text:p text:style-name="P86">5</text:p>
          </table:table-cell>
        </table:table-row>
        <table:table-row>
          <table:table-cell table:style-name="Table3.A2" office:value-type="string">
            <text:p text:style-name="P85">5</text:p>
          </table:table-cell>
          <table:table-cell table:style-name="Table3.B2" office:value-type="string">
            <text:p text:style-name="P86">8</text:p>
          </table:table-cell>
        </table:table-row>
      </table:table>
      <text:p text:style-name="P73"/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87">a</text:p>
          </table:table-cell>
          <table:table-cell table:style-name="Table4.A1" office:value-type="string">
            <text:p text:style-name="P88"><draw:frame draw:style-name="fr1" draw:name="Object36" text:anchor-type="as-char" svg:y="-0.437cm" svg:width="0.554cm" svg:height="0.527cm" draw:z-index="42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4.C1" office:value-type="string">
            <text:p text:style-name="P88"><draw:frame draw:style-name="fr1" draw:name="Object37" text:anchor-type="as-char" svg:y="-0.437cm" svg:width="0.556cm" svg:height="0.527cm" draw:z-index="43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87">1</text:p>
          </table:table-cell>
          <table:table-cell table:style-name="Table4.A2" office:value-type="string">
            <text:p text:style-name="P87">1</text:p>
          </table:table-cell>
          <table:table-cell table:style-name="Table4.C2" office:value-type="string">
            <text:p text:style-name="P87">1</text:p>
          </table:table-cell>
        </table:table-row>
        <table:table-row>
          <table:table-cell table:style-name="Table4.A2" office:value-type="string">
            <text:p text:style-name="P87">2</text:p>
          </table:table-cell>
          <table:table-cell table:style-name="Table4.A2" office:value-type="string">
            <text:p text:style-name="P87">4</text:p>
          </table:table-cell>
          <table:table-cell table:style-name="Table4.C2" office:value-type="string">
            <text:p text:style-name="P87">8</text:p>
          </table:table-cell>
        </table:table-row>
        <table:table-row>
          <table:table-cell table:style-name="Table4.A2" office:value-type="string">
            <text:p text:style-name="P87">3</text:p>
          </table:table-cell>
          <table:table-cell table:style-name="Table4.A2" office:value-type="string">
            <text:p text:style-name="P87">9</text:p>
          </table:table-cell>
          <table:table-cell table:style-name="Table4.C2" office:value-type="string">
            <text:p text:style-name="P87">27</text:p>
          </table:table-cell>
        </table:table-row>
        <table:table-row>
          <table:table-cell table:style-name="Table4.A2" office:value-type="string">
            <text:p text:style-name="P87">4</text:p>
          </table:table-cell>
          <table:table-cell table:style-name="Table4.A2" office:value-type="string">
            <text:p text:style-name="P87">16</text:p>
          </table:table-cell>
          <table:table-cell table:style-name="Table4.C2" office:value-type="string">
            <text:p text:style-name="P87">64</text:p>
          </table:table-cell>
        </table:table-row>
        <table:table-row>
          <table:table-cell table:style-name="Table4.A2" office:value-type="string">
            <text:p text:style-name="P87">5</text:p>
          </table:table-cell>
          <table:table-cell table:style-name="Table4.A2" office:value-type="string">
            <text:p text:style-name="P87">25</text:p>
          </table:table-cell>
          <table:table-cell table:style-name="Table4.C2" office:value-type="string">
            <text:p text:style-name="P87">125</text:p>
          </table:table-cell>
        </table:table-row>
        <table:table-row>
          <table:table-cell table:style-name="Table4.A2" office:value-type="string">
            <text:p text:style-name="P87">6</text:p>
          </table:table-cell>
          <table:table-cell table:style-name="Table4.A2" office:value-type="string">
            <text:p text:style-name="P87">36</text:p>
          </table:table-cell>
          <table:table-cell table:style-name="Table4.C2" office:value-type="string">
            <text:p text:style-name="P87">216</text:p>
          </table:table-cell>
        </table:table-row>
        <table:table-row>
          <table:table-cell table:style-name="Table4.A2" office:value-type="string">
            <text:p text:style-name="P87">7</text:p>
          </table:table-cell>
          <table:table-cell table:style-name="Table4.A2" office:value-type="string">
            <text:p text:style-name="P87">49</text:p>
          </table:table-cell>
          <table:table-cell table:style-name="Table4.C2" office:value-type="string">
            <text:p text:style-name="P87">343</text:p>
          </table:table-cell>
        </table:table-row>
        <table:table-row>
          <table:table-cell table:style-name="Table4.A2" office:value-type="string">
            <text:p text:style-name="P87">8</text:p>
          </table:table-cell>
          <table:table-cell table:style-name="Table4.A2" office:value-type="string">
            <text:p text:style-name="P87">64</text:p>
          </table:table-cell>
          <table:table-cell table:style-name="Table4.C2" office:value-type="string">
            <text:p text:style-name="P87">512</text:p>
          </table:table-cell>
        </table:table-row>
        <table:table-row>
          <table:table-cell table:style-name="Table4.A2" office:value-type="string">
            <text:p text:style-name="P87">9</text:p>
          </table:table-cell>
          <table:table-cell table:style-name="Table4.A2" office:value-type="string">
            <text:p text:style-name="P87">81</text:p>
          </table:table-cell>
          <table:table-cell table:style-name="Table4.C2" office:value-type="string">
            <text:p text:style-name="P87">729</text:p>
          </table:table-cell>
        </table:table-row>
        <table:table-row>
          <table:table-cell table:style-name="Table4.A2" office:value-type="string">
            <text:p text:style-name="P87">10</text:p>
          </table:table-cell>
          <table:table-cell table:style-name="Table4.A2" office:value-type="string">
            <text:p text:style-name="P87">100</text:p>
          </table:table-cell>
          <table:table-cell table:style-name="Table4.C2" office:value-type="string">
            <text:p text:style-name="P87">1000</text:p>
          </table:table-cell>
        </table:table-row>
      </table:table>
      <text:p text:style-name="P73"/>
      <text:p text:style-name="P21"/>
      <text:p text:style-name="P21"/>
      <text:p text:style-name="P21"/>
      <text:p text:style-name="P21"><text:soft-page-break/>Задача <text:span text:style-name="T23">9</text:span>.</text:p>
      <text:p text:style-name="P56"/>
      <text:p text:style-name="P21"><draw:frame draw:style-name="fr1" draw:name="Object38" text:anchor-type="as-char" svg:y="-0.437cm" svg:width="0.556cm" svg:height="0.527cm" draw:z-index="17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23"><text:s/>= 3</text:span><text:span text:style-name="T23"><draw:frame draw:style-name="fr1" draw:name="Object39" text:anchor-type="as-char" svg:y="-0.437cm" svg:width="0.554cm" svg:height="0.527cm" draw:z-index="1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3">h</text:span></text:p>
      <text:p text:style-name="P21"/>
      <text:p text:style-name="P21">Задача <text:span text:style-name="T23">10</text:span>.</text:p>
      <text:p text:style-name="P21"/>
      <text:p text:style-name="P56">A = <draw:frame draw:style-name="fr1" draw:name="Object42" text:anchor-type="as-char" svg:y="-0.437cm" svg:width="0.554cm" svg:height="0.527cm" draw:z-index="2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56"/>
      <text:p text:style-name="P21">Задача <text:span text:style-name="T23">11</text:span>.</text:p>
      <text:p text:style-name="P21"/>
      <text:p text:style-name="P57">v = <draw:frame draw:style-name="fr1" draw:name="Object43" text:anchor-type="as-char" svg:y="-0.437cm" svg:width="0.556cm" svg:height="0.527cm" draw:z-index="23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57"/>
      <text:p text:style-name="P22">Задача <text:span text:style-name="T23">12</text:span>.</text:p>
      <text:p text:style-name="P22"/>
      <text:p text:style-name="P58"><draw:frame draw:style-name="fr1" draw:name="Object44" text:anchor-type="as-char" svg:y="-0.437cm" svg:width="0.554cm" svg:height="0.527cm" draw:z-index="24"><draw:object xlink:href="./Object 44" xlink:type="simple" xlink:show="embed" xlink:actuate="onLoad"/><draw:image xlink:href="./ObjectReplacements/Object 44" xlink:type="simple" xlink:show="embed" xlink:actuate="onLoad"/><svg:desc>formula</svg:desc></draw:frame>=<draw:frame draw:style-name="fr1" draw:name="Object45" text:anchor-type="as-char" svg:y="-0.437cm" svg:width="1.378cm" svg:height="0.557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11">—</text:span> 40</text:p>
      <text:p text:style-name="P56"/>
      <text:p text:style-name="P56"/>
      <text:p text:style-name="P56"/>
      <text:p text:style-name="P6">§ <text:span text:style-name="T25">6</text:span></text:p>
      <text:p text:style-name="P6"/>
      <text:p text:style-name="P23">Задача <text:span text:style-name="T23">1</text:span>.</text:p>
      <text:p text:style-name="P23"/>
      <text:p text:style-name="P23"><draw:frame draw:style-name="fr1" draw:name="Object23" text:anchor-type="as-char" svg:y="-0.681cm" svg:width="1.205cm" svg:height="1.058cm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25">= </text:span><text:span text:style-name="T25"><draw:frame draw:style-name="fr1" draw:name="Object25" text:anchor-type="as-char" svg:y="-0.619cm" svg:width="2.228cm" svg:height="0.998cm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5">= </text:span><text:span text:style-name="T25"><draw:frame draw:style-name="fr1" draw:name="Object40" text:anchor-type="as-char" svg:y="-0.619cm" svg:width="2.17cm" svg:height="0.998cm" draw:z-index="29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5">=</text:span><text:span text:style-name="T25"><draw:frame draw:style-name="fr1" draw:name="Object26" text:anchor-type="as-char" svg:y="-0.619cm" svg:width="3.602cm" svg:height="0.998cm" draw:z-index="31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5">= </text:span><text:span text:style-name="T25"><draw:frame draw:style-name="fr1" draw:name="Object28" text:anchor-type="as-char" svg:y="-0.619cm" svg:width="4.098cm" svg:height="0.998cm" draw:z-index="32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5">=</text:span></text:p>
      <text:p text:style-name="P23"/>
      <text:p text:style-name="P23"><draw:frame draw:style-name="fr1" draw:name="Object41" text:anchor-type="as-char" svg:y="-0.619cm" svg:width="5.472cm" svg:height="0.998cm" draw:z-index="37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27">= </text:span><text:span text:style-name="T27"><draw:frame draw:style-name="fr1" draw:name="Object46" text:anchor-type="as-char" svg:y="-0.619cm" svg:width="2.455cm" svg:height="0.998cm" draw:z-index="44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7">= </text:span><text:span text:style-name="T27"><draw:frame draw:style-name="fr1" draw:name="Object47" text:anchor-type="as-char" svg:y="-0.619cm" svg:width="1.189cm" svg:height="0.998cm" draw:z-index="45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23"/>
      <text:p text:style-name="P24">Задача <text:span text:style-name="T26">2</text:span>.</text:p>
      <text:p text:style-name="P24"/>
      <text:p text:style-name="P59">Доказательство: 29 * 13 + 29 * 18 = 29 (13 + 18) = 29 * 31</text:p>
      <text:p text:style-name="P59"/>
      <text:p text:style-name="P59"/>
      <text:p text:style-name="P7">§ <text:span text:style-name="T28">7</text:span></text:p>
      <text:p text:style-name="P7"/>
      <text:p text:style-name="P25">Задача <text:span text:style-name="T23">1</text:span>.</text:p>
      <text:p text:style-name="P60"/>
      <text:p text:style-name="P60">Нет. Обратное число существует для любого, кроме нуля.</text:p>
      <text:p text:style-name="P60"/>
      <text:p text:style-name="P60"/>
      <text:p text:style-name="P8">§ <text:span text:style-name="T29">9</text:span></text:p>
      <text:p text:style-name="P61"/>
      <text:p text:style-name="P26">Задача <text:span text:style-name="T23">1</text:span>.</text:p>
      <text:p text:style-name="P26"/>
      <text:p text:style-name="P62"><text:span text:style-name="T30">R = (</text:span>a * m) + <text:span text:style-name="T30">((A</text:span> — a) * n)</text:p>
      <text:p text:style-name="P62"/>
      <text:p text:style-name="P62">125 = (15 * 3) + ((<text:span text:style-name="T30">3</text:span>5 — 15)) * n)</text:p>
      <text:p text:style-name="P63">125 = 45 + 20 * n</text:p>
      <text:p text:style-name="P63">125 — 45 = 20n</text:p>
      <text:p text:style-name="P63">80 = 20 n</text:p>
      <text:p text:style-name="P63">n = 80 / 20</text:p>
      <text:p text:style-name="P63">n = 4 </text:p>
      <text:p text:style-name="P27"><text:soft-page-break/>Задача <text:span text:style-name="T30">2</text:span>.</text:p>
      <text:p text:style-name="P27"/>
      <text:p text:style-name="P66">v = V — S / t;</text:p>
      <text:p text:style-name="P65">V = S / t + v; </text:p>
      <text:p text:style-name="P64">S = (V — v) * t; </text:p>
      <text:p text:style-name="P64">t = S / (V — v).</text:p>
      <text:p text:style-name="P2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row>
          <table:table-cell table:style-name="Table5.A1" office:value-type="string">
            <text:p text:style-name="P89">S</text:p>
          </table:table-cell>
          <table:table-cell table:style-name="Table5.A1" office:value-type="string">
            <text:p text:style-name="P89">V</text:p>
          </table:table-cell>
          <table:table-cell table:style-name="Table5.A1" office:value-type="string">
            <text:p text:style-name="P89">v</text:p>
          </table:table-cell>
          <table:table-cell table:style-name="Table5.D1" office:value-type="string">
            <text:p text:style-name="P89">t</text:p>
          </table:table-cell>
        </table:table-row>
        <table:table-row>
          <table:table-cell table:style-name="Table5.A2" office:value-type="string">
            <text:p text:style-name="P89">40</text:p>
          </table:table-cell>
          <table:table-cell table:style-name="Table5.A2" office:value-type="string">
            <text:p text:style-name="P89">12</text:p>
          </table:table-cell>
          <table:table-cell table:style-name="Table5.A2" office:value-type="string">
            <text:p text:style-name="P91">2</text:p>
          </table:table-cell>
          <table:table-cell table:style-name="Table5.D2" office:value-type="string">
            <text:p text:style-name="P89">4</text:p>
          </table:table-cell>
        </table:table-row>
        <table:table-row>
          <table:table-cell table:style-name="Table5.A2" office:value-type="string">
            <text:p text:style-name="P89">20</text:p>
          </table:table-cell>
          <table:table-cell table:style-name="Table5.A2" office:value-type="string">
            <text:p text:style-name="P90">13</text:p>
          </table:table-cell>
          <table:table-cell table:style-name="Table5.A2" office:value-type="string">
            <text:p text:style-name="P89">3</text:p>
          </table:table-cell>
          <table:table-cell table:style-name="Table5.D2" office:value-type="string">
            <text:p text:style-name="P89">2</text:p>
          </table:table-cell>
        </table:table-row>
        <table:table-row>
          <table:table-cell table:style-name="Table5.A2" office:value-type="string">
            <text:p text:style-name="P90">36</text:p>
          </table:table-cell>
          <table:table-cell table:style-name="Table5.A2" office:value-type="string">
            <text:p text:style-name="P89">15</text:p>
          </table:table-cell>
          <table:table-cell table:style-name="Table5.A2" office:value-type="string">
            <text:p text:style-name="P89">3</text:p>
          </table:table-cell>
          <table:table-cell table:style-name="Table5.D2" office:value-type="string">
            <text:p text:style-name="P89">3</text:p>
          </table:table-cell>
        </table:table-row>
        <table:table-row>
          <table:table-cell table:style-name="Table5.A2" office:value-type="string">
            <text:p text:style-name="P89">98</text:p>
          </table:table-cell>
          <table:table-cell table:style-name="Table5.A2" office:value-type="string">
            <text:p text:style-name="P89">12,5</text:p>
          </table:table-cell>
          <table:table-cell table:style-name="Table5.A2" office:value-type="string">
            <text:p text:style-name="P89">2,7</text:p>
          </table:table-cell>
          <table:table-cell table:style-name="Table5.D2" office:value-type="string">
            <text:p text:style-name="P90">10</text:p>
          </table:table-cell>
        </table:table-row>
      </table:table>
      <text:p text:style-name="P27"/>
      <text:p text:style-name="P29">Задача <text:span text:style-name="T31">3</text:span>.</text:p>
      <text:p text:style-name="P29"/>
      <text:p text:style-name="P66">(a — 3) * b = (a * c) + d</text:p>
      <text:p text:style-name="P66"/>
      <text:p text:style-name="P66">(40 — 3) * 10 = (40 * 9) + d</text:p>
      <text:p text:style-name="P66">370 = 360 + d</text:p>
      <text:p text:style-name="P66">370 — 360 = d</text:p>
      <text:p text:style-name="P66">d = 10</text:p>
      <text:p text:style-name="P66"/>
      <text:p text:style-name="P29">Задача <text:span text:style-name="T31">4</text:span>.</text:p>
      <text:p text:style-name="P29"/>
      <text:p text:style-name="P69">(a — d) + b = (a + b) / 3</text:p>
      <text:p text:style-name="P69"/>
      <text:p text:style-name="P69">(40 — d) + 5 = (40 + 5) / 3</text:p>
      <text:p text:style-name="P69">(40 — d) + 5 = 15</text:p>
      <text:p text:style-name="P69">40 — d = 10</text:p>
      <text:p text:style-name="P69">d = 30</text:p>
      <text:p text:style-name="P67"/>
      <text:p text:style-name="P30">Задача <text:span text:style-name="T32">5</text:span>.</text:p>
      <text:p text:style-name="P30"/>
      <text:p text:style-name="P68">a + c = a * 2 — d</text:p>
      <text:p text:style-name="P68"/>
      <text:p text:style-name="P68">15 + 5 = 15 * 2 — d</text:p>
      <text:p text:style-name="P68">20 = 30 — d</text:p>
      <text:p text:style-name="P68">d = 30 — 20</text:p>
      <text:p text:style-name="P68">d = 10 <text:s text:c="2"/></text:p>
      <text:p text:style-name="P68"/>
      <text:p text:style-name="P68"><text:s/></text:p>
      <text:p text:style-name="P100">§ <text:span text:style-name="T33">11</text:span></text:p>
      <text:p text:style-name="P100"/>
      <text:p text:style-name="P94">Задача <text:span text:style-name="T33">1</text:span>.</text:p>
      <text:p text:style-name="P94"/>
      <text:p text:style-name="P101"><draw:frame draw:style-name="fr2" draw:name="Object48" text:anchor-type="as-char" svg:y="-0.377cm" svg:width="1.012cm" svg:height="0.531cm" draw:z-index="47"><draw:object xlink:href="./Object 48" xlink:type="simple" xlink:show="embed" xlink:actuate="onLoad"/><draw:image xlink:href="./ObjectReplacements/Object 48" xlink:type="simple" xlink:show="embed" xlink:actuate="onLoad"/></draw:frame><text:span text:style-name="T34">= </text:span><text:span text:style-name="T34"><draw:frame draw:style-name="fr1" draw:name="Object49" text:anchor-type="as-char" svg:y="-0.437cm" svg:width="1.399cm" svg:height="0.591cm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4">= </text:span><text:span text:style-name="T34"><draw:frame draw:style-name="fr1" draw:name="Object52" text:anchor-type="as-char" svg:y="-0.437cm" svg:width="0.758cm" svg:height="0.527cm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34">= 1000</text:span></text:p>
      <text:p text:style-name="P101"><draw:frame draw:style-name="fr2" draw:name="Object50" text:anchor-type="as-char" svg:y="-0.377cm" svg:width="1.884cm" svg:height="0.531cm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34">=</text:span><text:span text:style-name="T34"><draw:frame draw:style-name="fr2" draw:name="Object51" text:anchor-type="as-char" svg:y="-0.386cm" svg:width="3.454cm" svg:height="0.542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34">= 10*10*h = 100h</text:span></text:p>
      <text:p text:style-name="P101"><draw:frame draw:style-name="fr1" draw:name="Object54" text:anchor-type="as-char" svg:y="-0.683cm" svg:width="1.097cm" svg:height="1.062cm" draw:z-index="52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35">= </text:span><draw:frame draw:style-name="fr2" draw:name="Object53" text:anchor-type="as-char" svg:y="-0.377cm" svg:width="1.884cm" svg:height="0.531cm" draw:z-index="53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01"><text:soft-page-break/><draw:frame draw:style-name="fr1" draw:name="Object55" text:anchor-type="as-char" svg:y="-0.619cm" svg:width="1.134cm" svg:height="0.998cm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35">= 100*h</text:span></text:p>
      <text:p text:style-name="P102">h = <draw:frame draw:style-name="fr1" draw:name="Object56" text:anchor-type="as-char" svg:y="-0.619cm" svg:width="1.134cm" svg:height="0.998cm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/ 100 = <draw:frame draw:style-name="fr1" draw:name="Object58" text:anchor-type="as-char" svg:y="-0.619cm" svg:width="1.134cm" svg:height="0.998cm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*<draw:frame draw:style-name="fr1" draw:name="Object59" text:anchor-type="as-char" svg:y="-0.619cm" svg:width="0.923cm" svg:height="0.998cm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=<draw:frame draw:style-name="fr1" draw:name="Object60" text:anchor-type="as-char" svg:y="-0.619cm" svg:width="1.134cm" svg:height="0.998cm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=<draw:frame draw:style-name="fr1" draw:name="Object61" text:anchor-type="as-char" svg:y="-0.619cm" svg:width="0.713cm" svg:height="0.998cm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=<draw:frame draw:style-name="fr1" draw:name="Object57" text:anchor-type="as-char" svg:y="-0.619cm" svg:width="0.762cm" svg:height="0.998cm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см</text:p>
      <text:p text:style-name="P102"/>
      <text:p text:style-name="P95">Задача <text:span text:style-name="T36">2</text:span>.</text:p>
      <text:p text:style-name="P95"/>
      <text:p text:style-name="P95"><draw:frame draw:style-name="fr2" draw:name="Object62" text:anchor-type="as-char" svg:y="-0.437cm" svg:width="2.572cm" svg:height="0.591cm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36">= 150</text:span></text:p>
      <text:p text:style-name="P95"><draw:frame draw:style-name="fr2" draw:name="Object63" text:anchor-type="as-char" svg:y="-0.386cm" svg:width="4.59cm" svg:height="0.542cm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37">= 2(5*6+6*c+5*c) = 2(30+6c+5c) = 60+12c+10c = 60+22c</text:span></text:p>
      <text:p text:style-name="P95"><draw:frame draw:style-name="fr2" draw:name="Object64" text:anchor-type="as-char" svg:y="-0.377cm" svg:width="3.679cm" svg:height="0.531cm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03"/>
      <text:p text:style-name="P103">150 — 25 = 60 + 22с</text:p>
      <text:p text:style-name="P103">125 = 60 + 22с</text:p>
      <text:p text:style-name="P103">125 — 60 = 22с</text:p>
      <text:p text:style-name="P103">65 = 22с</text:p>
      <text:p text:style-name="P103"><draw:frame draw:style-name="fr1" draw:name="Object65" text:anchor-type="as-char" svg:y="-0.619cm" svg:width="0.714cm" svg:height="0.998cm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= с</text:p>
      <text:p text:style-name="P103">с =<draw:frame draw:style-name="fr1" draw:name="Object66" text:anchor-type="as-char" svg:y="-0.619cm" svg:width="0.963cm" svg:height="0.998cm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дм</text:p>
      <text:p text:style-name="P103"/>
      <text:p text:style-name="P96">Задача <text:span text:style-name="T38">3</text:span>.</text:p>
      <text:p text:style-name="P96"/>
      <text:p text:style-name="P104">1) s = a + (a — b) + n;<text:span text:style-name="T39"> проверка:</text:span> 50 = 20 + (20 — 5) + 15 <text:span text:style-name="T39">=&gt; 50 = 50</text:span> </text:p>
      <text:p text:style-name="P104">2) b = a — s + a + n =&gt; b = 20 — 50 + 20 + 15 = 5</text:p>
      <text:p text:style-name="P105">3) Пешеходу надо было пройти <text:span text:style-name="T40">50 км за три дня. В первый день он прошёл 20 км. На сколько километров во второй день пешеход прошёл меньше, чем в первый, если в третий день, он прошёл остальные 15 км.</text:span></text:p>
      <text:p text:style-name="P104"/>
      <text:p text:style-name="P97">Задача <text:span text:style-name="T39">4</text:span>.</text:p>
      <text:p text:style-name="P97"/>
      <text:p text:style-name="P107">1) (a * b) + c = d * (a + 8); проверка:<text:span text:style-name="T38"> (20 * 25) + 536 = 37 * (20 + 8) =&gt; 1036 = 1036</text:span></text:p>
      <text:p text:style-name="P106">2) c = d * (a + 8) - (a * b) = 37 * (20 + 8) — (20 * 25) = 536</text:p>
      <text:p text:style-name="P109">3) Рабочий зарабатывал в день <text:span text:style-name="T40">20 руб. Его товарищ зарабатывал в день на 8 руб. больше. На сколько первый рабочий получит меньше рублей за 25 дней, чем его товарищ за 37 дней.</text:span></text:p>
      <text:p text:style-name="P108"/>
      <text:p text:style-name="P98">Задача <text:span text:style-name="T40">5</text:span>.</text:p>
      <text:p text:style-name="P98"/>
      <text:p text:style-name="P110">1) a — c = (b — d) * m</text:p>
      <text:p text:style-name="P111"/>
      <text:p text:style-name="P110">2)</text:p>
      <text:p text:style-name="P110"/>
      <text:p text:style-name="P111"><text:s text:c="4"/><text:span text:style-name="T41">m = </text:span>a — c / <text:span text:style-name="T41">b — d</text:span></text:p>
      <text:p text:style-name="P111"><text:s text:c="4"/><text:span text:style-name="T41">b = (a — c + dm) / m</text:span></text:p>
      <text:p text:style-name="P111"><text:s text:c="4"/><text:span text:style-name="T41">a = </text:span>(b — d) * m <text:span text:style-name="T41">+ c</text:span></text:p>
      <text:p text:style-name="P111"><text:s text:c="4"/><text:span text:style-name="T42">d = (bm — (a — c)) / m</text:span></text:p>
      <text:p text:style-name="P111"><text:s text:c="4"/><text:span text:style-name="T41">c = a </text:span>—<text:span text:style-name="T41"> </text:span>(b — d) * m</text:p>
      <text:p text:style-name="P111"/>
      <text:p text:style-name="P111"/>
      <text:p text:style-name="P111"/>
      <text:p text:style-name="P111"/>
      <text:p text:style-name="P11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ext:soft-page-break/>
        <table:table-row>
          <table:table-cell table:style-name="Table6.A1" office:value-type="string">
            <text:p text:style-name="P88"/>
          </table:table-cell>
          <table:table-cell table:style-name="Table6.B1" office:value-type="string">
            <text:p text:style-name="P118">c</text:p>
          </table:table-cell>
          <table:table-cell table:style-name="Table6.B1" office:value-type="string">
            <text:p text:style-name="P118">d</text:p>
          </table:table-cell>
          <table:table-cell table:style-name="Table6.B1" office:value-type="string">
            <text:p text:style-name="P118">a</text:p>
          </table:table-cell>
          <table:table-cell table:style-name="Table6.B1" office:value-type="string">
            <text:p text:style-name="P118">b</text:p>
          </table:table-cell>
          <table:table-cell table:style-name="Table6.B1" office:value-type="string">
            <text:p text:style-name="P118">m</text:p>
          </table:table-cell>
        </table:table-row>
        <table:table-row>
          <table:table-cell table:style-name="Table6.A2" office:value-type="string">
            <text:p text:style-name="P118">1</text:p>
          </table:table-cell>
          <table:table-cell table:style-name="Table6.B2" office:value-type="string">
            <text:p text:style-name="P118">250</text:p>
          </table:table-cell>
          <table:table-cell table:style-name="Table6.B2" office:value-type="string">
            <text:p text:style-name="P118">50</text:p>
          </table:table-cell>
          <table:table-cell table:style-name="Table6.B2" office:value-type="string">
            <text:p text:style-name="P118">1000</text:p>
          </table:table-cell>
          <table:table-cell table:style-name="Table6.B2" office:value-type="string">
            <text:p text:style-name="P118">300</text:p>
          </table:table-cell>
          <table:table-cell table:style-name="Table6.F2" office:value-type="string">
            <text:p text:style-name="P120">3</text:p>
          </table:table-cell>
        </table:table-row>
        <table:table-row>
          <table:table-cell table:style-name="Table6.A2" office:value-type="string">
            <text:p text:style-name="P118">2</text:p>
          </table:table-cell>
          <table:table-cell table:style-name="Table6.B2" office:value-type="string">
            <text:p text:style-name="P118">100</text:p>
          </table:table-cell>
          <table:table-cell table:style-name="Table6.B2" office:value-type="string">
            <text:p text:style-name="P118">600</text:p>
          </table:table-cell>
          <table:table-cell table:style-name="Table6.B2" office:value-type="string">
            <text:p text:style-name="P118">900</text:p>
          </table:table-cell>
          <table:table-cell table:style-name="Table6.B2" office:value-type="string">
            <text:p text:style-name="P121">800</text:p>
          </table:table-cell>
          <table:table-cell table:style-name="Table6.F2" office:value-type="string">
            <text:p text:style-name="P118">4</text:p>
          </table:table-cell>
        </table:table-row>
        <table:table-row>
          <table:table-cell table:style-name="Table6.A2" office:value-type="string">
            <text:p text:style-name="P118">3</text:p>
          </table:table-cell>
          <table:table-cell table:style-name="Table6.B2" office:value-type="string">
            <text:p text:style-name="P118">200</text:p>
          </table:table-cell>
          <table:table-cell table:style-name="Table6.B2" office:value-type="string">
            <text:p text:style-name="P118">300</text:p>
          </table:table-cell>
          <table:table-cell table:style-name="Table6.B2" office:value-type="string">
            <text:p text:style-name="P120">1200</text:p>
          </table:table-cell>
          <table:table-cell table:style-name="Table6.B2" office:value-type="string">
            <text:p text:style-name="P118">800</text:p>
          </table:table-cell>
          <table:table-cell table:style-name="Table6.F2" office:value-type="string">
            <text:p text:style-name="P118">2</text:p>
          </table:table-cell>
        </table:table-row>
        <table:table-row>
          <table:table-cell table:style-name="Table6.A2" office:value-type="string">
            <text:p text:style-name="P118">4</text:p>
          </table:table-cell>
          <table:table-cell table:style-name="Table6.B2" office:value-type="string">
            <text:p text:style-name="P118">500</text:p>
          </table:table-cell>
          <table:table-cell table:style-name="Table6.B2" office:value-type="string">
            <text:p text:style-name="P121">600</text:p>
          </table:table-cell>
          <table:table-cell table:style-name="Table6.B2" office:value-type="string">
            <text:p text:style-name="P118">2000</text:p>
          </table:table-cell>
          <table:table-cell table:style-name="Table6.B2" office:value-type="string">
            <text:p text:style-name="P118">900</text:p>
          </table:table-cell>
          <table:table-cell table:style-name="Table6.F2" office:value-type="string">
            <text:p text:style-name="P118">5</text:p>
          </table:table-cell>
        </table:table-row>
        <table:table-row>
          <table:table-cell table:style-name="Table6.A2" office:value-type="string">
            <text:p text:style-name="P118">5</text:p>
          </table:table-cell>
          <table:table-cell table:style-name="Table6.B2" office:value-type="string">
            <text:p text:style-name="P120">1000</text:p>
          </table:table-cell>
          <table:table-cell table:style-name="Table6.B2" office:value-type="string">
            <text:p text:style-name="P118">300</text:p>
          </table:table-cell>
          <table:table-cell table:style-name="Table6.B2" office:value-type="string">
            <text:p text:style-name="P118">2500</text:p>
          </table:table-cell>
          <table:table-cell table:style-name="Table6.B2" office:value-type="string">
            <text:p text:style-name="P118">800</text:p>
          </table:table-cell>
          <table:table-cell table:style-name="Table6.F2" office:value-type="string">
            <text:p text:style-name="P118">3</text:p>
          </table:table-cell>
        </table:table-row>
      </table:table>
      <text:p text:style-name="P110"/>
      <text:p text:style-name="P112">3)</text:p>
      <text:p text:style-name="P113"><text:tab/>1) В одном киоске было 1000 тетрадей, в другом 300. Когда из первого киоска продали 250 тетрадей, а из второго 50 тетрадей, то во сколько раз во втором киоске стало меньше тетрадей, чем в первом?</text:p>
      <text:p text:style-name="P113"><text:tab/>2) Сколько тетрадей было во втором киоске, если в первом киоске было 900 тетрадей и когда из первого киоска продали 100 тетрадей, а из второго 600 тетрадей, то во втором киоске стало в 4 раза меньше тетрадей, чем в первом.</text:p>
      <text:p text:style-name="P113"><text:tab/>3) Сколько тетрадей было в первом киоске, если в другом было 800 и когда из первого киоска продали 200 тетрадей, а из второго 300 тетрадей, то во втором киоске стало в 2 раза меньше тетрадей, чем в первом.</text:p>
      <text:p text:style-name="P113"><text:tab/>4) В одном киоске было 2000 тетрадей, а в другом 900. Сколько тетрадей продали из второго киоска, если когда из первого киоска продали 500 тетрадей, то во втором киоске стало в 5 раз меньше тетрадей, чем в первом.</text:p>
      <text:p text:style-name="P113"><text:tab/>5) В одном киоске было 2500 тетрадей, а в другом 800. Сколько продали тетрадей из первого киоска, если когда из второго киоска продали 300 тетрадей, то во втором киоске стало в 3 раза меньше тетрадей, чем в первом.</text:p>
      <text:p text:style-name="P112"/>
      <text:p text:style-name="P99">Задача <text:span text:style-name="T43">6</text:span>.</text:p>
      <text:p text:style-name="P99"/>
      <text:p text:style-name="P115">1) <text:span text:style-name="T47"><text:s/>A = a + (a + b) +</text:span><text:span text:style-name="T47"><draw:frame draw:style-name="fr1" draw:name="Object69" text:anchor-type="as-char" svg:y="-0.66cm" svg:width="1.834cm" svg:height="1.037cm" draw:z-index="66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<text:p text:style-name="P116">2)</text:p>
      <text:p text:style-name="P116">a) A = a + (a + 400) + ((a + (a + 400)) / 4) = 100 + (100 + 400) + ((100 + (100 + 400)) / 4) = <text:span text:style-name="T44">750 т</text:span></text:p>
      <text:p text:style-name="P117">б) <text:span text:style-name="T45">7200 = 2000 + (2000 + 800) + ((2000 + (2000 + 800))) / d</text:span></text:p>
      <text:p text:style-name="P114"><text:s text:c="4"/><text:span text:style-name="T45">7200 — 2000 — (2000 + 800) = (2000 + (2000 + 800)) / d</text:span></text:p>
      <text:p text:style-name="P114"><text:s text:c="4"/><text:span text:style-name="T45">2400 = (2000 + (2000 + 800)) / d</text:span></text:p>
      <text:p text:style-name="P114"><text:s text:c="4"/><text:span text:style-name="T45">2400d = 4800</text:span></text:p>
      <text:p text:style-name="P114"><text:s text:c="4"/><text:span text:style-name="T45">d = 4800 / 2400 = 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</meta:initial-creator>
    <meta:creation-date>2018-09-19T00:27:27.266151199</meta:creation-date>
    <dc:date>2018-10-13T00:41:33.334451018</dc:date>
    <dc:creator>Игорь </dc:creator>
    <meta:editing-duration>PT2H43M19S</meta:editing-duration>
    <meta:editing-cycles>41</meta:editing-cycles>
    <meta:generator>LibreOffice/6.1.1.2$MacOSX_X86_64 LibreOffice_project/5d19a1bfa650b796764388cd8b33a5af1f5baa1b</meta:generator>
    <meta:document-statistic meta:table-count="6" meta:image-count="0" meta:object-count="67" meta:page-count="8" meta:paragraph-count="306" meta:word-count="1150" meta:character-count="4056" meta:non-whitespace-character-count="3082"/>
  </office:meta>
</office:document-meta>
</file>

<file path=Object 1/content.xml><?xml version="1.0" encoding="utf-8"?>
<math xmlns="http://www.w3.org/1998/Math/MathML" display="block">
  <semantics>
    <mfrac>
      <mn>100</mn>
      <mrow>
        <mn>10</mn>
        <mo stretchy="false">−</mo>
        <mn>2,5</mn>
      </mrow>
    </mfrac>
    <annotation encoding="StarMath 5.0">{100} over {10 - 2,5} </annotation>
  </semantics>
</math>
</file>

<file path=Object 10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{ 1 } over { 3 }
 </annotation>
  </semantics>
</math>
</file>

<file path=Object 11/content.xml><?xml version="1.0" encoding="utf-8"?>
<math xmlns="http://www.w3.org/1998/Math/MathML" display="block">
  <semantics>
    <mrow>
      <mn>33</mn>
      <mfrac>
        <mn>1</mn>
        <mn>3</mn>
      </mfrac>
    </mrow>
    <annotation encoding="StarMath 5.0">33 { 1 } over { 3 }
 </annotation>
  </semantics>
</math>
</file>

<file path=Object 12/content.xml><?xml version="1.0" encoding="utf-8"?>
<math xmlns="http://www.w3.org/1998/Math/MathML" display="block">
  <semantics>
    <mrow>
      <mn>23</mn>
      <mfrac>
        <mn>53</mn>
        <mn>89</mn>
      </mfrac>
    </mrow>
    <annotation encoding="StarMath 5.0">23 { 53 } over { 89 }
 </annotation>
  </semantics>
</math>
</file>

<file path=Object 13/content.xml><?xml version="1.0" encoding="utf-8"?>
<math xmlns="http://www.w3.org/1998/Math/MathML" display="block">
  <semantics>
    <mrow>
      <mn>11</mn>
      <mfrac>
        <mn>49</mn>
        <mn>61</mn>
      </mfrac>
    </mrow>
    <annotation encoding="StarMath 5.0">11 { 49 } over { 61 }
 </annotation>
  </semantics>
</math>
</file>

<file path=Object 14/content.xml><?xml version="1.0" encoding="utf-8"?>
<math xmlns="http://www.w3.org/1998/Math/MathML" display="block">
  <semantics>
    <mfrac>
      <mi>S</mi>
      <mrow>
        <mi>V</mi>
        <mo stretchy="false">+</mo>
        <mi>v</mi>
      </mrow>
    </mfrac>
    <annotation encoding="StarMath 5.0">{S} over {V + v}
 </annotation>
  </semantics>
</math>
</file>

<file path=Object 15/content.xml><?xml version="1.0" encoding="utf-8"?>
<math xmlns="http://www.w3.org/1998/Math/MathML" display="block">
  <semantics>
    <mfrac>
      <mn>250</mn>
      <mrow>
        <mn>15</mn>
        <mo stretchy="false">+</mo>
        <mn>3</mn>
      </mrow>
    </mfrac>
    <annotation encoding="StarMath 5.0">{250} over {15 + 3}
 </annotation>
  </semantics>
</math>
</file>

<file path=Object 16/content.xml><?xml version="1.0" encoding="utf-8"?>
<math xmlns="http://www.w3.org/1998/Math/MathML" display="block">
  <semantics>
    <mrow>
      <mn>13</mn>
      <mfrac>
        <mn>8</mn>
        <mn>9</mn>
      </mfrac>
    </mrow>
    <annotation encoding="StarMath 5.0">13 {8} over {9}
 </annotation>
  </semantics>
</math>
</file>

<file path=Object 17/content.xml><?xml version="1.0" encoding="utf-8"?>
<math xmlns="http://www.w3.org/1998/Math/MathML" display="block">
  <semantics>
    <mfrac>
      <mn>1</mn>
      <mn>2</mn>
    </mfrac>
    <annotation encoding="StarMath 5.0">{1} over {2}
 </annotation>
  </semantics>
</math>
</file>

<file path=Object 18/content.xml><?xml version="1.0" encoding="utf-8"?>
<math xmlns="http://www.w3.org/1998/Math/MathML" display="block">
  <semantics>
    <mrow>
      <msup>
        <mn>2</mn>
        <mn>5</mn>
      </msup>
      <mo stretchy="false">&gt;</mo>
      <msup>
        <mn>5</mn>
        <mn>2</mn>
      </msup>
    </mrow>
    <annotation encoding="StarMath 5.0">2^5 &gt; 5^2 </annotation>
  </semantics>
</math>
</file>

<file path=Object 19/content.xml><?xml version="1.0" encoding="utf-8"?>
<math xmlns="http://www.w3.org/1998/Math/MathML" display="block">
  <semantics>
    <msup>
      <mn>2</mn>
      <mn>5</mn>
    </msup>
    <annotation encoding="StarMath 5.0">2^{5}</annotation>
  </semantics>
</math>
</file>

<file path=Object 2/content.xml><?xml version="1.0" encoding="utf-8"?>
<math xmlns="http://www.w3.org/1998/Math/MathML" display="block">
  <semantics>
    <mfrac>
      <mn>100</mn>
      <mn>7,5</mn>
    </mfrac>
    <annotation encoding="StarMath 5.0">{100} over {7,5}
 </annotation>
  </semantics>
</math>
</file>

<file path=Object 20/content.xml><?xml version="1.0" encoding="utf-8"?>
<math xmlns="http://www.w3.org/1998/Math/MathML" display="block">
  <semantics>
    <msup>
      <mn>5</mn>
      <mn>2</mn>
    </msup>
    <annotation encoding="StarMath 5.0">5^{2}</annotation>
  </semantics>
</math>
</file>

<file path=Object 21/content.xml><?xml version="1.0" encoding="utf-8"?>
<math xmlns="http://www.w3.org/1998/Math/MathML" display="block">
  <semantics>
    <msup>
      <mn>3</mn>
      <mn>4</mn>
    </msup>
    <annotation encoding="StarMath 5.0">3^{4}</annotation>
  </semantics>
</math>
</file>

<file path=Object 22/content.xml><?xml version="1.0" encoding="utf-8"?>
<math xmlns="http://www.w3.org/1998/Math/MathML" display="block">
  <semantics>
    <msup>
      <mn>3</mn>
      <mn>3</mn>
    </msup>
    <annotation encoding="StarMath 5.0">3^{3}</annotation>
  </semantics>
</math>
</file>

<file path=Object 23/content.xml><?xml version="1.0" encoding="utf-8"?>
<math xmlns="http://www.w3.org/1998/Math/MathML" display="block">
  <semantics>
    <msup>
      <mn>3</mn>
      <mn>2</mn>
    </msup>
    <annotation encoding="StarMath 5.0">3^{2}</annotation>
  </semantics>
</math>
</file>

<file path=Object 24/content.xml><?xml version="1.0" encoding="utf-8"?>
<math xmlns="http://www.w3.org/1998/Math/MathML" display="block">
  <semantics>
    <msup>
      <mn>3</mn>
      <mn>1</mn>
    </msup>
    <annotation encoding="StarMath 5.0">3^{1}</annotation>
  </semantics>
</math>
</file>

<file path=Object 25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26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sup>
    <annotation encoding="StarMath 5.0">(a+b)^{2}</annotation>
  </semantics>
</math>
</file>

<file path=Object 27/content.xml><?xml version="1.0" encoding="utf-8"?>
<math xmlns="http://www.w3.org/1998/Math/MathML" display="block">
  <semantics>
    <msup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n>2</mn>
    </msup>
    <annotation encoding="StarMath 5.0">(7 1 over 7) ^ 2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o stretchy="false">∗</mo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</mrow>
    <annotation encoding="StarMath 5.0">(7 1 over 7) * (7 1 over 7)</annotation>
  </semantics>
</math>
</file>

<file path=Object 29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/content.xml><?xml version="1.0" encoding="utf-8"?>
<math xmlns="http://www.w3.org/1998/Math/MathML" display="block">
  <semantics>
    <mrow>
      <mn>100</mn>
      <mi mathvariant="normal">:</mi>
      <mn>7</mn>
      <mfrac>
        <mn>1</mn>
        <mn>2</mn>
      </mfrac>
    </mrow>
    <annotation encoding="StarMath 5.0">100:7{1} over {2} 
 </annotation>
  </semantics>
</math>
</file>

<file path=Object 30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1/content.xml><?xml version="1.0" encoding="utf-8"?>
<math xmlns="http://www.w3.org/1998/Math/MathML" display="block">
  <semantics>
    <mfrac>
      <mrow>
        <msup>
          <mn>4</mn>
          <mn>2</mn>
        </msup>
        <mo stretchy="false">−</mo>
        <mrow>
          <mn>3</mn>
          <mo stretchy="false">∗</mo>
          <mn>4</mn>
          <mo stretchy="false">∗</mo>
          <msup>
            <mn>1</mn>
            <mn>3</mn>
          </msup>
        </mrow>
      </mrow>
      <mrow>
        <mn>4</mn>
        <mrow>
          <mo fence="true" stretchy="false">(</mo>
          <mrow>
            <mrow>
              <mn>4</mn>
              <mo stretchy="false">+</mo>
              <mn>1</mn>
            </mrow>
          </mrow>
          <mo fence="true" stretchy="false">)</mo>
        </mrow>
        <msup>
          <mrow>
            <mo fence="true" stretchy="false">(</mo>
            <mrow>
              <mrow>
                <mn>4</mn>
                <mo stretchy="false">−</mo>
                <mn>1</mn>
              </mrow>
            </mrow>
            <mo fence="true" stretchy="false">)</mo>
          </mrow>
          <mn>2</mn>
        </msup>
      </mrow>
    </mfrac>
    <annotation encoding="StarMath 5.0">{4^{2} - 3*4*1^3} over {4(4+1)(4-1)^2}</annotation>
  </semantics>
</math>
</file>

<file path=Object 32/content.xml><?xml version="1.0" encoding="utf-8"?>
<math xmlns="http://www.w3.org/1998/Math/MathML" display="block">
  <semantics>
    <mfrac>
      <mn>4</mn>
      <mn>180</mn>
    </mfrac>
    <annotation encoding="StarMath 5.0">4 over 180</annotation>
  </semantics>
</math>
</file>

<file path=Object 33/content.xml><?xml version="1.0" encoding="utf-8"?>
<math xmlns="http://www.w3.org/1998/Math/MathML" display="block">
  <semantics>
    <mfrac>
      <mn>1</mn>
      <mn>45</mn>
    </mfrac>
    <annotation encoding="StarMath 5.0">1 over 45</annotation>
  </semantics>
</math>
</file>

<file path=Object 34/content.xml><?xml version="1.0" encoding="utf-8"?>
<math xmlns="http://www.w3.org/1998/Math/MathML" display="block">
  <semantics>
    <msup>
      <mn>25</mn>
      <mn>2</mn>
    </msup>
    <annotation encoding="StarMath 5.0">25^{2}</annotation>
  </semantics>
</math>
</file>

<file path=Object 35/content.xml><?xml version="1.0" encoding="utf-8"?>
<math xmlns="http://www.w3.org/1998/Math/MathML" display="block">
  <semantics>
    <mrow>
      <mrow>
        <msup>
          <mi>a</mi>
          <mn>2</mn>
        </msup>
        <mo stretchy="false">+</mo>
        <mn>13</mn>
        <mo stretchy="false">−</mo>
        <mn>6</mn>
      </mrow>
      <mi>a</mi>
    </mrow>
    <annotation encoding="StarMath 5.0">a^{2} + 13 - 6a</annotation>
  </semantics>
</math>
</file>

<file path=Object 36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7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8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9/content.xml><?xml version="1.0" encoding="utf-8"?>
<math xmlns="http://www.w3.org/1998/Math/MathML" display="block">
  <semantics>
    <mrow>
      <mrow>
        <mn>7</mn>
        <mo stretchy="false">∗</mo>
        <mn>7</mn>
      </mrow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+</mo>
        <mrow>
          <mrow>
            <mo fence="true" stretchy="false">(</mo>
            <mrow>
              <mfrac>
                <mn>1</mn>
                <mn>7</mn>
              </mfrac>
            </mrow>
            <mo fence="true" stretchy="false">)</mo>
          </mrow>
          <mo stretchy="false">∗</mo>
          <mn>7</mn>
        </mrow>
      </mrow>
      <mrow>
        <mo fence="true" stretchy="false">(</mo>
        <mrow>
          <mfrac>
            <mn>1</mn>
            <mn>7</mn>
          </mfrac>
        </mrow>
        <mo fence="true" stretchy="false">)</mo>
      </mrow>
    </mrow>
    <annotation encoding="StarMath 5.0">7 * 7 ( 1 over 7 ) + ( 1 over 7 ) * 7 ( 1 over 7 )</annotation>
  </semantics>
</math>
</file>

<file path=Object 4/content.xml><?xml version="1.0" encoding="utf-8"?>
<math xmlns="http://www.w3.org/1998/Math/MathML" display="block">
  <semantics>
    <mrow>
      <mn>100</mn>
      <mi mathvariant="normal">:</mi>
      <mfrac>
        <mn>15</mn>
        <mn>2</mn>
      </mfrac>
    </mrow>
    <annotation encoding="StarMath 5.0">100:{15} over {2} 
 </annotation>
  </semantics>
</math>
</file>

<file path=Object 40/content.xml><?xml version="1.0" encoding="utf-8"?>
<math xmlns="http://www.w3.org/1998/Math/MathML" display="block">
  <semantics>
    <mrow>
      <mrow>
        <mn>7</mn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</mrow>
    <annotation encoding="StarMath 5.0">7 * ( 7 + 1 over 7 ) + ( 1 over 7 ) * ( 7 + 1 over 7 )</annotation>
  </semantics>
</math>
</file>

<file path=Object 41/content.xml><?xml version="1.0" encoding="utf-8"?>
<math xmlns="http://www.w3.org/1998/Math/MathML" display="block">
  <semantics>
    <mrow>
      <mrow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  <mo stretchy="false">∗</mo>
        <mn>7</mn>
      </mrow>
      <mfrac>
        <mn>1</mn>
        <mn>7</mn>
      </mfrac>
    </mrow>
    <annotation encoding="StarMath 5.0">( 7 + 1 over 7 ) * 7 1 over 7</annotation>
  </semantics>
</math>
</file>

<file path=Object 42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3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44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5/content.xml><?xml version="1.0" encoding="utf-8"?>
<math xmlns="http://www.w3.org/1998/Math/MathML" display="block">
  <semantics>
    <mrow>
      <mrow>
        <mn>7</mn>
        <mo stretchy="false">∗</mo>
        <mn>7</mn>
      </mrow>
      <mo stretchy="false">+</mo>
      <mrow>
        <mn>7</mn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n>7</mn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</mrow>
    <annotation encoding="StarMath 5.0">7 * 7 + 7 * ( 1 over 7 ) + ( 1 over 7 ) * 7 + ( 1 over 7 ) * ( 1 over 7 ) </annotation>
  </semantics>
</math>
</file>

<file path=Object 46/content.xml><?xml version="1.0" encoding="utf-8"?>
<math xmlns="http://www.w3.org/1998/Math/MathML" display="block">
  <semantics>
    <mrow>
      <mn>49</mn>
      <mo stretchy="false">+</mo>
      <mn>1</mn>
      <mo stretchy="false">+</mo>
      <mn>1</mn>
      <mo stretchy="false">+</mo>
      <mfrac>
        <mn>1</mn>
        <mn>49</mn>
      </mfrac>
    </mrow>
    <annotation encoding="StarMath 5.0">49 + 1 + 1 + 1 over 49</annotation>
  </semantics>
</math>
</file>

<file path=Object 47/content.xml><?xml version="1.0" encoding="utf-8"?>
<math xmlns="http://www.w3.org/1998/Math/MathML" display="block">
  <semantics>
    <mrow>
      <mn>51</mn>
      <mfrac>
        <mn>1</mn>
        <mn>49</mn>
      </mfrac>
    </mrow>
    <annotation encoding="StarMath 5.0">51 1 over 49</annotation>
  </semantics>
</math>
</file>

<file path=Object 48/content.xml><?xml version="1.0" encoding="utf-8"?>
<math xmlns="http://www.w3.org/1998/Math/MathML" display="block">
  <semantics>
    <msub>
      <mi>V</mi>
      <mi mathvariant="italic">куба</mi>
    </msub>
    <annotation encoding="StarMath 5.0">V_{куба}</annotation>
  </semantics>
</math>
</file>

<file path=Object 49/content.xml><?xml version="1.0" encoding="utf-8"?>
<math xmlns="http://www.w3.org/1998/Math/MathML" display="block">
  <semantics>
    <msubsup>
      <mi>s</mi>
      <mrow>
        <mi mathvariant="italic">дл</mi>
        <mn>.</mn>
        <mi mathvariant="italic">ребра</mi>
      </mrow>
      <mn>3</mn>
    </msubsup>
    <annotation encoding="StarMath 5.0">s_{дл. ребра}^{3}</annotation>
  </semantics>
</math>
</file>

<file path=Object 5/content.xml><?xml version="1.0" encoding="utf-8"?>
<math xmlns="http://www.w3.org/1998/Math/MathML" display="block">
  <semantics>
    <mfrac>
      <mrow>
        <mn>100</mn>
        <mo stretchy="false">∗</mo>
        <mn>2</mn>
      </mrow>
      <mn>15</mn>
    </mfrac>
    <annotation encoding="StarMath 5.0">{ 100 * 2 } over { 15 }
 </annotation>
  </semantics>
</math>
</file>

<file path=Object 50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1/content.xml><?xml version="1.0" encoding="utf-8"?>
<math xmlns="http://www.w3.org/1998/Math/MathML" display="block">
  <semantics>
    <mrow>
      <msub>
        <mi>S</mi>
        <mrow>
          <mi mathvariant="italic">осн</mi>
          <mn>.</mn>
        </mrow>
      </msub>
      <mrow>
        <mrow>
          <mo fence="true" stretchy="false">(</mo>
          <mrow>
            <mi mathvariant="italic">ab</mi>
          </mrow>
          <mo fence="true" stretchy="false">)</mo>
        </mrow>
        <mo stretchy="false">∗</mo>
        <msub>
          <mi>h</mi>
          <mrow>
            <mi mathvariant="italic">парал</mi>
            <mn>.</mn>
          </mrow>
        </msub>
      </mrow>
      <mrow>
        <mo fence="true" stretchy="false">(</mo>
        <mrow>
          <mi>c</mi>
        </mrow>
        <mo fence="true" stretchy="false">)</mo>
      </mrow>
    </mrow>
    <annotation encoding="StarMath 5.0">S_{осн.}(ab) * h_{парал.}( c)
</annotation>
  </semantics>
</math>
</file>

<file path=Object 52/content.xml><?xml version="1.0" encoding="utf-8"?>
<math xmlns="http://www.w3.org/1998/Math/MathML" display="block">
  <semantics>
    <msup>
      <mn>10</mn>
      <mn>3</mn>
    </msup>
    <annotation encoding="StarMath 5.0">10^{3}</annotation>
  </semantics>
</math>
</file>

<file path=Object 53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4/content.xml><?xml version="1.0" encoding="utf-8"?>
<math xmlns="http://www.w3.org/1998/Math/MathML" display="block">
  <semantics>
    <mfrac>
      <msub>
        <mi>V</mi>
        <mi mathvariant="italic">куба</mi>
      </msub>
      <mn>3</mn>
    </mfrac>
    <annotation encoding="StarMath 5.0">V_{куба} over {3}
 </annotation>
  </semantics>
</math>
</file>

<file path=Object 55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6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7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1 over 3</annotation>
  </semantics>
</math>
</file>

<file path=Object 58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9/content.xml><?xml version="1.0" encoding="utf-8"?>
<math xmlns="http://www.w3.org/1998/Math/MathML" display="block">
  <semantics>
    <mfrac>
      <mn>1</mn>
      <mn>100</mn>
    </mfrac>
    <annotation encoding="StarMath 5.0">1 over {100}
 </annotation>
  </semantics>
</math>
</file>

<file path=Object 6/content.xml><?xml version="1.0" encoding="utf-8"?>
<math xmlns="http://www.w3.org/1998/Math/MathML" display="block">
  <semantics>
    <mfrac>
      <mn>200</mn>
      <mn>15</mn>
    </mfrac>
    <annotation encoding="StarMath 5.0">{ 200 } over { 15 }
 </annotation>
  </semantics>
</math>
</file>

<file path=Object 60/content.xml><?xml version="1.0" encoding="utf-8"?>
<math xmlns="http://www.w3.org/1998/Math/MathML" display="block">
  <semantics>
    <mfrac>
      <mn>1000</mn>
      <mn>300</mn>
    </mfrac>
    <annotation encoding="StarMath 5.0">1000 over {300}
 </annotation>
  </semantics>
</math>
</file>

<file path=Object 61/content.xml><?xml version="1.0" encoding="utf-8"?>
<math xmlns="http://www.w3.org/1998/Math/MathML" display="block">
  <semantics>
    <mfrac>
      <mn>10</mn>
      <mn>3</mn>
    </mfrac>
    <annotation encoding="StarMath 5.0">10 over {3}
 </annotation>
  </semantics>
</math>
</file>

<file path=Object 62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=</mo>
        <mn>6</mn>
      </mrow>
      <msubsup>
        <mi>H</mi>
        <mrow>
          <mi mathvariant="italic">стор</mi>
          <mn>.</mn>
        </mrow>
        <mn>2</mn>
      </msubsup>
    </mrow>
    <annotation encoding="StarMath 5.0">S_{куба} = 6 H_{стор.}^{2}</annotation>
  </semantics>
</math>
</file>

<file path=Object 63/content.xml><?xml version="1.0" encoding="utf-8"?>
<math xmlns="http://www.w3.org/1998/Math/MathML" display="block">
  <semantics>
    <mrow>
      <mrow>
        <msub>
          <mi>S</mi>
          <mrow>
            <mi mathvariant="italic">прям</mi>
            <mn>.</mn>
            <mi mathvariant="italic">парал</mi>
            <mn>.</mn>
          </mrow>
        </msub>
        <mo stretchy="false">=</mo>
        <mn>2</mn>
      </mrow>
      <mrow>
        <mo fence="true" stretchy="false">(</mo>
        <mrow>
          <mrow>
            <mi mathvariant="italic">ab</mi>
            <mo stretchy="false">+</mo>
            <mi mathvariant="italic">bc</mi>
            <mo stretchy="false">+</mo>
            <mi mathvariant="italic">ac</mi>
          </mrow>
        </mrow>
        <mo fence="true" stretchy="false">)</mo>
      </mrow>
    </mrow>
    <annotation encoding="StarMath 5.0">S_{прям. парал.} = 2( ab+bc+ac )</annotation>
  </semantics>
</math>
</file>

<file path=Object 64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−</mo>
        <mn>25</mn>
      </mrow>
      <mo stretchy="false">=</mo>
      <msub>
        <mi>S</mi>
        <mrow>
          <mi mathvariant="italic">прям</mi>
          <mn>.</mn>
          <mi mathvariant="italic">парал</mi>
          <mn>.</mn>
        </mrow>
      </msub>
    </mrow>
    <annotation encoding="StarMath 5.0">S_{куба} - 25 = S_{прям. парал.}</annotation>
  </semantics>
</math>
</file>

<file path=Object 65/content.xml><?xml version="1.0" encoding="utf-8"?>
<math xmlns="http://www.w3.org/1998/Math/MathML" display="block">
  <semantics>
    <mfrac>
      <mn>65</mn>
      <mn>22</mn>
    </mfrac>
    <annotation encoding="StarMath 5.0">65 over {22}
 </annotation>
  </semantics>
</math>
</file>

<file path=Object 66/content.xml><?xml version="1.0" encoding="utf-8"?>
<math xmlns="http://www.w3.org/1998/Math/MathML" display="block">
  <semantics>
    <mrow>
      <mn>2</mn>
      <mfrac>
        <mn>21</mn>
        <mn>22</mn>
      </mfrac>
    </mrow>
    <annotation encoding="StarMath 5.0">2 21 over 22</annotation>
  </semantics>
</math>
</file>

<file path=Object 69/content.xml><?xml version="1.0" encoding="utf-8"?>
<math xmlns="http://www.w3.org/1998/Math/MathML" display="block">
  <semantics>
    <mfrac>
      <mrow>
        <mi>a</mi>
        <mo stretchy="false">+</mo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</mrow>
      <mi>d</mi>
    </mfrac>
    <annotation encoding="StarMath 5.0">{a + (a + b)} over {d}
 </annotation>
  </semantics>
</math>
</file>

<file path=Object 7/content.xml><?xml version="1.0" encoding="utf-8"?>
<math xmlns="http://www.w3.org/1998/Math/MathML" display="block">
  <semantics>
    <mrow>
      <mn>13</mn>
      <mfrac>
        <mn>5</mn>
        <mn>15</mn>
      </mfrac>
    </mrow>
    <annotation encoding="StarMath 5.0">13 { 5 } over { 15 }
 </annotation>
  </semantics>
</math>
</file>

<file path=Object 8/content.xml><?xml version="1.0" encoding="utf-8"?>
<math xmlns="http://www.w3.org/1998/Math/MathML" display="block">
  <semantics>
    <mrow>
      <mn>13</mn>
      <mfrac>
        <mn>1</mn>
        <mn>3</mn>
      </mfrac>
    </mrow>
    <annotation encoding="StarMath 5.0">13 { 1 } over { 3 }
 </annotation>
  </semantics>
</math>
</file>

<file path=Object 9/content.xml><?xml version="1.0" encoding="utf-8"?>
<math xmlns="http://www.w3.org/1998/Math/MathML" display="block">
  <semantics>
    <mfrac>
      <mi>S</mi>
      <mrow>
        <mi>V</mi>
        <mo stretchy="false">−</mo>
        <mi>v</mi>
      </mrow>
    </mfrac>
    <annotation encoding="StarMath 5.0">{S} over {V - v}
 </annotation>
  </semantics>
</math>
</file>